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46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1.866cm"/>
    </style:style>
    <style:style style:name="co5" style:family="table-column">
      <style:table-column-properties fo:break-before="auto" style:column-width="12.252cm"/>
    </style:style>
    <style:style style:name="co6" style:family="table-column">
      <style:table-column-properties fo:break-before="auto" style:column-width="6.473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10.262cm"/>
    </style:style>
    <style:style style:name="co9" style:family="table-column">
      <style:table-column-properties fo:break-before="auto" style:column-width="16.4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ANT</text:p>
          </table:table-cell>
          <table:table-cell office:value-type="string">
            <text:p>DESC</text:p>
          </table:table-cell>
          <table:table-cell office:value-type="string">
            <text:p>PN-DIGI-KEY</text:p>
          </table:table-cell>
          <table:table-cell office:value-type="string">
            <text:p>FAB</text:p>
          </table:table-cell>
          <table:table-cell office:value-type="string">
            <text:p>FOOT</text:p>
          </table:table-cell>
          <table:table-cell office:value-type="string">
            <text:p>DATA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BT1101</text:p>
          </table:table-cell>
          <table:table-cell office:value-type="string">
            <text:p>CR2032</text:p>
          </table:table-cell>
          <table:table-cell office:value-type="float" office:value="1">
            <text:p>1</text:p>
          </table:table-cell>
          <table:table-cell office:value-type="string">
            <text:p>HOLDER BATTERY FOR 2032 CELL</text:p>
          </table:table-cell>
          <table:table-cell office:value-type="string">
            <text:p>BH32T-C-ND</text:p>
          </table:table-cell>
          <table:table-cell office:value-type="string">
            <text:p>MPD</text:p>
          </table:table-cell>
          <table:table-cell office:value-type="string">
            <text:p>2032batPTH</text:p>
          </table:table-cell>
          <table:table-cell office:value-type="string">
            <text:p>../datasheets/connectors/BH32T-C.pdf</text:p>
          </table:table-cell>
          <table:table-cell office:value-type="string">
            <text:p>http://search.digikey.com/scripts/DkSearch/dksus.dll?Detail&amp;name=BH32T-C-ND</text:p>
          </table:table-cell>
        </table:table-row>
        <table:table-row table:style-name="ro1">
          <table:table-cell office:value-type="string">
            <text:p>C201, C202, C1301, C1304</text:p>
          </table:table-cell>
          <table:table-cell office:value-type="string">
            <text:p>27pF</text:p>
          </table:table-cell>
          <table:table-cell office:value-type="float" office:value="4">
            <text:p>4</text:p>
          </table:table-cell>
          <table:table-cell office:value-type="string">
            <text:p>CAP CER 27pF 50V 5% NP0 0603</text:p>
          </table:table-cell>
          <table:table-cell office:value-type="string">
            <text:p>399-1054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54-1-ND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2.2uF</text:p>
          </table:table-cell>
          <table:table-cell office:value-type="float" office:value="1">
            <text:p>1</text:p>
          </table:table-cell>
          <table:table-cell office:value-type="string">
            <text:p>CAP CER 2.2UF 10V 10% X7R 0603</text:p>
          </table:table-cell>
          <table:table-cell office:value-type="string">
            <text:p>587-2983-1-ND</text:p>
          </table:table-cell>
          <table:table-cell office:value-type="string">
            <text:p>Taiyo Yuden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587-2983-1-ND</text:p>
          </table:table-cell>
        </table:table-row>
        <table:table-row table:style-name="ro1">
          <table:table-cell office:value-type="string">
            <text:p>C204, C207</text:p>
          </table:table-cell>
          <table:table-cell office:value-type="string">
            <text:p>18pF</text:p>
          </table:table-cell>
          <table:table-cell office:value-type="float" office:value="2">
            <text:p>2</text:p>
          </table:table-cell>
          <table:table-cell office:value-type="string">
            <text:p>CAP CER 18PF 50V 5% NP0 0603</text:p>
          </table:table-cell>
          <table:table-cell office:value-type="string">
            <text:p>399-1052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52-1-ND</text:p>
          </table:table-cell>
        </table:table-row>
        <table:table-row table:style-name="ro1">
          <table:table-cell office:value-type="string">
            <text:p>C205, C206, C209, C210, C213, C214, C217, C218, C221, C223, C224, C227, C230, C302, C304, C305, C306, C307, C310, C312, C314, C315, C317, C402, C403, C404, C406, C407, C408, C409, C410, C501, C503, C801, C802, C803, C804, C910, C911, C912, C913, C914, C1001, C1002, C1003, C1005, C1104, C1106, C1201, C1302, C1305, C1306, C1307, C1311, C1312, C1313, C1314, C1315, C1316, C1317, C1318, C1319</text:p>
          </table:table-cell>
          <table:table-cell office:value-type="string">
            <text:p>100nF</text:p>
          </table:table-cell>
          <table:table-cell office:value-type="float" office:value="62">
            <text:p>62</text:p>
          </table:table-cell>
          <table:table-cell office:value-type="string">
            <text:p>CAP CER 0.1UF 16V 10% X7R 0603</text:p>
          </table:table-cell>
          <table:table-cell office:value-type="string">
            <text:p>399-1096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../datasheets/passive/Capacitores/KEM_C1002_X7R_SMD.pdf</text:p>
          </table:table-cell>
          <table:table-cell office:value-type="string">
            <text:p>http://search.digikey.com/scripts/DkSearch/dksus.dll?Detail&amp;name=399-1096-1-ND</text:p>
          </table:table-cell>
        </table:table-row>
        <table:table-row table:style-name="ro1">
          <table:table-cell office:value-type="string">
            <text:p>C208, C212, C301, C1202</text:p>
          </table:table-cell>
          <table:table-cell office:value-type="string">
            <text:p>10nF</text:p>
          </table:table-cell>
          <table:table-cell office:value-type="float" office:value="4">
            <text:p>4</text:p>
          </table:table-cell>
          <table:table-cell office:value-type="string">
            <text:p>CAP CER 10000PF 50V 10% X7R 0603</text:p>
          </table:table-cell>
          <table:table-cell office:value-type="string">
            <text:p>399-1091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91-1-ND</text:p>
          </table:table-cell>
        </table:table-row>
        <table:table-row table:style-name="ro1">
          <table:table-cell office:value-type="string">
            <text:p>C231, C303, C401, C405, C909, C1004, C1103</text:p>
          </table:table-cell>
          <table:table-cell office:value-type="string">
            <text:p>10uF</text:p>
          </table:table-cell>
          <table:table-cell office:value-type="float" office:value="7">
            <text:p>7</text:p>
          </table:table-cell>
          <table:table-cell office:value-type="string">
            <text:p>CAP TANT 10UF 6.3V 10% 1206</text:p>
          </table:table-cell>
          <table:table-cell office:value-type="string">
            <text:p>399-10116-1-ND</text:p>
          </table:table-cell>
          <table:table-cell office:value-type="string">
            <text:p>Kemet</text:p>
          </table:table-cell>
          <table:table-cell office:value-type="string">
            <text:p>c_1206POL</text:p>
          </table:table-cell>
          <table:table-cell office:value-type="string">
            <text:p>../datasheets/passive/Capacitores/KEM_TC111_SPACE.pdf</text:p>
          </table:table-cell>
          <table:table-cell office:value-type="string">
            <text:p>http://search.digikey.com/scripts/DkSearch/dksus.dll?Detail&amp;name=399-10116-1-ND</text:p>
          </table:table-cell>
        </table:table-row>
        <table:table-row table:style-name="ro1">
          <table:table-cell office:value-type="string">
            <text:p>C308, C311, C313, C316</text:p>
          </table:table-cell>
          <table:table-cell office:value-type="string">
            <text:p>22uF</text:p>
          </table:table-cell>
          <table:table-cell office:value-type="float" office:value="4">
            <text:p>4</text:p>
          </table:table-cell>
          <table:table-cell office:value-type="string">
            <text:p>CAP TANT 22UF 6.3V 10% 1206</text:p>
          </table:table-cell>
          <table:table-cell office:value-type="string">
            <text:p>399-8279-1-ND</text:p>
          </table:table-cell>
          <table:table-cell office:value-type="string">
            <text:p>Kemet</text:p>
          </table:table-cell>
          <table:table-cell office:value-type="string">
            <text:p>c_1206POL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8279-1-ND</text:p>
          </table:table-cell>
        </table:table-row>
        <table:table-row table:style-name="ro1">
          <table:table-cell office:value-type="string">
            <text:p>C309</text:p>
          </table:table-cell>
          <table:table-cell office:value-type="string">
            <text:p>100pF</text:p>
          </table:table-cell>
          <table:table-cell office:value-type="float" office:value="1">
            <text:p>1</text:p>
          </table:table-cell>
          <table:table-cell office:value-type="string">
            <text:p>CAP CER 100PF 50V 10% X7R 0603</text:p>
          </table:table-cell>
          <table:table-cell office:value-type="string">
            <text:p>399-7824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7824-1-ND</text:p>
          </table:table-cell>
        </table:table-row>
        <table:table-row table:style-name="ro1">
          <table:table-cell office:value-type="string">
            <text:p>C502, C1303, C1308, C1309, C1310</text:p>
          </table:table-cell>
          <table:table-cell office:value-type="string">
            <text:p>4,7uF</text:p>
          </table:table-cell>
          <table:table-cell office:value-type="float" office:value="5">
            <text:p>5</text:p>
          </table:table-cell>
          <table:table-cell office:value-type="string">
            <text:p>CAP TANT 4,7uF 6,3V 10% 1206 </text:p>
          </table:table-cell>
          <table:table-cell office:value-type="string">
            <text:p>399-9717-1-ND</text:p>
          </table:table-cell>
          <table:table-cell office:value-type="string">
            <text:p>KEMET</text:p>
          </table:table-cell>
          <table:table-cell office:value-type="string">
            <text:p>c_1206POL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9717-1-ND</text:p>
          </table:table-cell>
        </table:table-row>
        <table:table-row table:style-name="ro1">
          <table:table-cell office:value-type="string">
            <text:p>C701, C702, C703, C704, C705, C706, C707, C708</text:p>
          </table:table-cell>
          <table:table-cell office:value-type="string">
            <text:p>1,5nF</text:p>
          </table:table-cell>
          <table:table-cell office:value-type="float" office:value="8">
            <text:p>8</text:p>
          </table:table-cell>
          <table:table-cell office:value-type="string">
            <text:p>CAP CER 1500PF 50V 10% X7R 0603</text:p>
          </table:table-cell>
          <table:table-cell office:value-type="string">
            <text:p>399-1084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84-1-ND</text:p>
          </table:table-cell>
        </table:table-row>
        <table:table-row table:style-name="ro1">
          <table:table-cell office:value-type="string">
            <text:p>C805, C806, C807, C808</text:p>
          </table:table-cell>
          <table:table-cell office:value-type="string">
            <text:p>1uF</text:p>
          </table:table-cell>
          <table:table-cell office:value-type="float" office:value="4">
            <text:p>4</text:p>
          </table:table-cell>
          <table:table-cell office:value-type="string">
            <text:p>CAP CER 1UF 16V 10% X7R 0603</text:p>
          </table:table-cell>
          <table:table-cell office:value-type="string">
            <text:p>399-7847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7847-1-ND</text:p>
          </table:table-cell>
        </table:table-row>
        <table:table-row table:style-name="ro1">
          <table:table-cell office:value-type="string">
            <text:p>C901, C902, C903, C904</text:p>
          </table:table-cell>
          <table:table-cell office:value-type="string">
            <text:p>1nF</text:p>
          </table:table-cell>
          <table:table-cell office:value-type="float" office:value="4">
            <text:p>4</text:p>
          </table:table-cell>
          <table:table-cell office:value-type="string">
            <text:p>CAP CER 1000PF 50V 10% X7R 0603</text:p>
          </table:table-cell>
          <table:table-cell office:value-type="string">
            <text:p>399-1082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82-1-ND</text:p>
          </table:table-cell>
        </table:table-row>
        <table:table-row table:style-name="ro1">
          <table:table-cell office:value-type="string">
            <text:p>C905, C906, C907, C908</text:p>
          </table:table-cell>
          <table:table-cell office:value-type="string">
            <text:p>470pF</text:p>
          </table:table-cell>
          <table:table-cell office:value-type="float" office:value="4">
            <text:p>4</text:p>
          </table:table-cell>
          <table:table-cell office:value-type="string">
            <text:p>CAP CER 470PF 50V 10% X7R 0603</text:p>
          </table:table-cell>
          <table:table-cell office:value-type="string">
            <text:p>399-1075-1-ND</text:p>
          </table:table-cell>
          <table:table-cell office:value-type="string">
            <text:p>Kemet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99-1075-1-ND</text:p>
          </table:table-cell>
        </table:table-row>
        <table:table-row table:style-name="ro1">
          <table:table-cell office:value-type="string">
            <text:p>C1101</text:p>
          </table:table-cell>
          <table:table-cell office:value-type="string">
            <text:p>470uF</text:p>
          </table:table-cell>
          <table:table-cell office:value-type="float" office:value="1">
            <text:p>1</text:p>
          </table:table-cell>
          <table:table-cell office:value-type="string">
            <text:p>CAP ALUM 470UF 35V 20% SMD</text:p>
          </table:table-cell>
          <table:table-cell office:value-type="string">
            <text:p>493-3961-1-ND</text:p>
          </table:table-cell>
          <table:table-cell office:value-type="string">
            <text:p>Nichicon</text:p>
          </table:table-cell>
          <table:table-cell office:value-type="string">
            <text:p>c_elec_10x13_5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493-3961-1-ND</text:p>
          </table:table-cell>
        </table:table-row>
        <table:table-row table:style-name="ro1">
          <table:table-cell office:value-type="string">
            <text:p>C1102</text:p>
          </table:table-cell>
          <table:table-cell office:value-type="string">
            <text:p>330uF</text:p>
          </table:table-cell>
          <table:table-cell office:value-type="float" office:value="1">
            <text:p>1</text:p>
          </table:table-cell>
          <table:table-cell office:value-type="string">
            <text:p>CAP ALUM 330UF 25V 20% SMD</text:p>
          </table:table-cell>
          <table:table-cell office:value-type="string">
            <text:p>493-9422-1-ND</text:p>
          </table:table-cell>
          <table:table-cell office:value-type="string">
            <text:p>Nichicon</text:p>
          </table:table-cell>
          <table:table-cell office:value-type="string">
            <text:p>c_elec_8x10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493-9422-1-ND</text:p>
          </table:table-cell>
        </table:table-row>
        <table:table-row table:style-name="ro1">
          <table:table-cell office:value-type="string">
            <text:p>C1105</text:p>
          </table:table-cell>
          <table:table-cell office:value-type="string">
            <text:p>100nF</text:p>
          </table:table-cell>
          <table:table-cell office:value-type="float" office:value="1">
            <text:p>1</text:p>
          </table:table-cell>
          <table:table-cell office:value-type="string">
            <text:p>CAP CER 0.1UF 50V 10% X7R 0603</text:p>
          </table:table-cell>
          <table:table-cell office:value-type="string">
            <text:p>1276-1936-1-ND</text:p>
          </table:table-cell>
          <table:table-cell office:value-type="string">
            <text:p>Samsung</text:p>
          </table:table-cell>
          <table:table-cell office:value-type="string">
            <text:p>c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1276-1936-1-ND</text:p>
          </table:table-cell>
        </table:table-row>
        <table:table-row table:style-name="ro1">
          <table:table-cell office:value-type="string">
            <text:p>D201, D301, D302, D801, D803, D805, D807</text:p>
          </table:table-cell>
          <table:table-cell office:value-type="string">
            <text:p>LL4148</text:p>
          </table:table-cell>
          <table:table-cell office:value-type="float" office:value="7">
            <text:p>7</text:p>
          </table:table-cell>
          <table:table-cell office:value-type="string">
            <text:p>DIODE SMALL SIG 100V 0.2A SOD80</text:p>
          </table:table-cell>
          <table:table-cell office:value-type="string">
            <text:p>LL4148FSCT-ND</text:p>
          </table:table-cell>
          <table:table-cell office:value-type="string">
            <text:p>Fairchild</text:p>
          </table:table-cell>
          <table:table-cell office:value-type="string">
            <text:p>SOD-123</text:p>
          </table:table-cell>
          <table:table-cell office:value-type="string">
            <text:p>../datasheets/passive/diode/LL4148.pdf</text:p>
          </table:table-cell>
          <table:table-cell office:value-type="string">
            <text:p>http://search.digikey.com/scripts/DkSearch/dksus.dll?Detail&amp;name=LL4148FSCT-ND</text:p>
          </table:table-cell>
        </table:table-row>
        <table:table-row table:style-name="ro1">
          <table:table-cell office:value-type="string">
            <text:p>D202, D1001</text:p>
          </table:table-cell>
          <table:table-cell office:value-type="string">
            <text:p>ST1, SD CARD</text:p>
          </table:table-cell>
          <table:table-cell office:value-type="float" office:value="2">
            <text:p>2</text:p>
          </table:table-cell>
          <table:table-cell office:value-type="string">
            <text:p>LED GRN WATER CLEAR 0603 SMD</text:p>
          </table:table-cell>
          <table:table-cell office:value-type="string">
            <text:p>1080-1399-1-ND</text:p>
          </table:table-cell>
          <table:table-cell office:value-type="string">
            <text:p>Everlight Electronics Co Ltd</text:p>
          </table:table-cell>
          <table:table-cell office:value-type="string">
            <text:p>LED-0603</text:p>
          </table:table-cell>
          <table:table-cell office:value-type="string">
            <text:p>../datasheets/passive/diode/ds300084.pdf</text:p>
          </table:table-cell>
          <table:table-cell office:value-type="string">
            <text:p>http://search.digikey.com/scripts/DkSearch/dksus.dll?Detail&amp;name=1080-1399-1-ND</text:p>
          </table:table-cell>
        </table:table-row>
        <table:table-row table:style-name="ro1">
          <table:table-cell office:value-type="string">
            <text:p>D203, D701, D702, D703, D704, D705, D706, D707, D708, D802, D804, D806, D808, D809, D810, D811, D812, D1105</text:p>
          </table:table-cell>
          <table:table-cell office:value-type="string">
            <text:p>ST2, LED red, LED +5V</text:p>
          </table:table-cell>
          <table:table-cell office:value-type="float" office:value="18">
            <text:p>18</text:p>
          </table:table-cell>
          <table:table-cell office:value-type="string">
            <text:p>LED ALG RED WTR CLR 0603 SMD</text:p>
          </table:table-cell>
          <table:table-cell office:value-type="string">
            <text:p>1080-1400-1-ND</text:p>
          </table:table-cell>
          <table:table-cell office:value-type="string">
            <text:p>Everlight Electronics Co Ltd</text:p>
          </table:table-cell>
          <table:table-cell office:value-type="string">
            <text:p>LED-0603</text:p>
          </table:table-cell>
          <table:table-cell office:value-type="string">
            <text:p>../datasheets/passive/ds300084.pdf</text:p>
          </table:table-cell>
          <table:table-cell office:value-type="string">
            <text:p>http://search.digikey.com/scripts/DkSearch/dksus.dll?Detail&amp;name=1080-1400-1-ND</text:p>
          </table:table-cell>
        </table:table-row>
        <table:table-row table:style-name="ro1">
          <table:table-cell office:value-type="string">
            <text:p>D401, D402, D403</text:p>
          </table:table-cell>
          <table:table-cell office:value-type="string">
            <text:p>P6SMB12CAT3G</text:p>
          </table:table-cell>
          <table:table-cell office:value-type="float" office:value="3">
            <text:p>3</text:p>
          </table:table-cell>
          <table:table-cell office:value-type="string">
            <text:p>TVS DIODE 10.2VWM 16.7VC SMB</text:p>
          </table:table-cell>
          <table:table-cell office:value-type="string">
            <text:p>P6SMB12CAT3GOSCT-ND</text:p>
          </table:table-cell>
          <table:table-cell office:value-type="string">
            <text:p>ON Semiconductor</text:p>
          </table:table-cell>
          <table:table-cell office:value-type="string">
            <text:p>DO-214AA_SMB</text:p>
          </table:table-cell>
          <table:table-cell office:value-type="string">
            <text:p>../datasheet/passive/diode/psd12c.pdf</text:p>
          </table:table-cell>
          <table:table-cell office:value-type="string">
            <text:p>http://search.digikey.com/scripts/DkSearch/dksus.dll?Detail&amp;name=P6SMB12CAT3GOSCT-ND</text:p>
          </table:table-cell>
        </table:table-row>
        <table:table-row table:style-name="ro1">
          <table:table-cell office:value-type="string">
            <text:p>D404</text:p>
          </table:table-cell>
          <table:table-cell office:value-type="string">
            <text:p>PESD1CAN</text:p>
          </table:table-cell>
          <table:table-cell office:value-type="float" office:value="1">
            <text:p>1</text:p>
          </table:table-cell>
          <table:table-cell office:value-type="string">
            <text:p>TVS DIODE 24VWM 70VC SOT23</text:p>
          </table:table-cell>
          <table:table-cell office:value-type="string">
            <text:p>568-4032-1-ND</text:p>
          </table:table-cell>
          <table:table-cell office:value-type="string">
            <text:p>NXP Semiconductors</text:p>
          </table:table-cell>
          <table:table-cell office:value-type="string">
            <text:p>SOT-23</text:p>
          </table:table-cell>
          <table:table-cell office:value-type="string">
            <text:p>../datasheet/passive/diode/PESD1CAN.pdf</text:p>
          </table:table-cell>
          <table:table-cell office:value-type="string">
            <text:p>http://search.digikey.com/scripts/DkSearch/dksus.dll?Detail&amp;name=568-4032-1-ND</text:p>
          </table:table-cell>
        </table:table-row>
        <table:table-row table:style-name="ro1">
          <table:table-cell office:value-type="string">
            <text:p>D501</text:p>
          </table:table-cell>
          <table:table-cell office:value-type="string">
            <text:p>SMAJ5.0A</text:p>
          </table:table-cell>
          <table:table-cell office:value-type="float" office:value="1">
            <text:p>1</text:p>
          </table:table-cell>
          <table:table-cell office:value-type="string">
            <text:p>TVS DIODE 5VWM SMD</text:p>
          </table:table-cell>
          <table:table-cell office:value-type="string">
            <text:p>SMAJ5.0ABCT-ND</text:p>
          </table:table-cell>
          <table:table-cell office:value-type="string">
            <text:p>Bourns Inc.</text:p>
          </table:table-cell>
          <table:table-cell office:value-type="string">
            <text:p>DO-214AC_SMA</text:p>
          </table:table-cell>
          <table:table-cell office:value-type="string">
            <text:p>../datasheets/passive/protect/SMAJ.pdf</text:p>
          </table:table-cell>
          <table:table-cell office:value-type="string">
            <text:p>http://search.digikey.com/scripts/DkSearch/dksus.dll?Detail&amp;name=SMAJ5.0ABCT-ND</text:p>
          </table:table-cell>
        </table:table-row>
        <table:table-row table:style-name="ro1">
          <table:table-cell office:value-type="string">
            <text:p>D601, D602, D603, D604, D605, D606, D607, D609, D611, D612, D614, D615, D616, D617, D618, D619, D620, D621, D622, D624, D626, D627, D629, D630, D631, D632, D901, D902, D903, D904, D1201, D1202</text:p>
          </table:table-cell>
          <table:table-cell office:value-type="string">
            <text:p>BAV199</text:p>
          </table:table-cell>
          <table:table-cell office:value-type="float" office:value="32">
            <text:p>32</text:p>
          </table:table-cell>
          <table:table-cell office:value-type="string">
            <text:p>DIODE ARRAY 70V 215MA SOT23</text:p>
          </table:table-cell>
          <table:table-cell office:value-type="string">
            <text:p>BAV199LT1GOSCT-ND</text:p>
          </table:table-cell>
          <table:table-cell office:value-type="string">
            <text:p>ON Semiconductor</text:p>
          </table:table-cell>
          <table:table-cell office:value-type="string">
            <text:p>SOT-23</text:p>
          </table:table-cell>
          <table:table-cell office:value-type="string">
            <text:p>../datasheets/passive/protect/BAV199LT1-D.PDF</text:p>
          </table:table-cell>
          <table:table-cell office:value-type="string">
            <text:p>http://search.digikey.com/scripts/DkSearch/dksus.dll?Detail&amp;name=BAV199LT1GOSCT-ND</text:p>
          </table:table-cell>
        </table:table-row>
        <table:table-row table:style-name="ro1">
          <table:table-cell office:value-type="string">
            <text:p>D905, D906, D907, D908</text:p>
          </table:table-cell>
          <table:table-cell office:value-type="string">
            <text:p>P6SMB20CAT3G</text:p>
          </table:table-cell>
          <table:table-cell office:value-type="float" office:value="4">
            <text:p>4</text:p>
          </table:table-cell>
          <table:table-cell office:value-type="string">
            <text:p>TVS DIODE 17.1VWM 27.7VC SMB</text:p>
          </table:table-cell>
          <table:table-cell office:value-type="string">
            <text:p>P6SMB20CAT3GOSCT-ND</text:p>
          </table:table-cell>
          <table:table-cell office:value-type="string">
            <text:p>ON Semiconductor</text:p>
          </table:table-cell>
          <table:table-cell office:value-type="string">
            <text:p>DO-214AA_SMB</text:p>
          </table:table-cell>
          <table:table-cell office:value-type="string">
            <text:p>../ datasheets/passive/protect/P6SMB_Series.pdf</text:p>
          </table:table-cell>
          <table:table-cell office:value-type="string">
            <text:p>http://search.digikey.com/scripts/DkSearch/dksus.dll?Detail&amp;name=P6SMB20CAT3GOSCT-ND</text:p>
          </table:table-cell>
        </table:table-row>
        <table:table-row table:style-name="ro1">
          <table:table-cell office:value-type="string">
            <text:p>D1101, D1109</text:p>
          </table:table-cell>
          <table:table-cell office:value-type="string">
            <text:p>MURS360</text:p>
          </table:table-cell>
          <table:table-cell office:value-type="float" office:value="2">
            <text:p>2</text:p>
          </table:table-cell>
          <table:table-cell office:value-type="string">
            <text:p>DIODE ULTRAFAST 600V 3A SMC</text:p>
          </table:table-cell>
          <table:table-cell office:value-type="string">
            <text:p>MURS360T3GOSCT-ND</text:p>
          </table:table-cell>
          <table:table-cell office:value-type="string">
            <text:p>ON Semiconductor</text:p>
          </table:table-cell>
          <table:table-cell office:value-type="string">
            <text:p>DO-214AB_SMC</text:p>
          </table:table-cell>
          <table:table-cell office:value-type="string">
            <text:p>../datasheet/passive/diode/MURS320T3-D.pdf</text:p>
          </table:table-cell>
          <table:table-cell office:value-type="string">
            <text:p>http://search.digikey.com/scripts/DkSearch/dksus.dll?Detail&amp;name=MURS360T3GOSCT-ND</text:p>
          </table:table-cell>
        </table:table-row>
        <table:table-row table:style-name="ro1">
          <table:table-cell office:value-type="string">
            <text:p>D1102</text:p>
          </table:table-cell>
          <table:table-cell office:value-type="string">
            <text:p>MBRS540T3G</text:p>
          </table:table-cell>
          <table:table-cell office:value-type="float" office:value="1">
            <text:p>1</text:p>
          </table:table-cell>
          <table:table-cell office:value-type="string">
            <text:p>DIODE SCHOTTKY 40V 5A SMC</text:p>
          </table:table-cell>
          <table:table-cell office:value-type="string">
            <text:p>MBRS540T3GOSCT-ND</text:p>
          </table:table-cell>
          <table:table-cell office:value-type="string">
            <text:p>ON Semiconductor</text:p>
          </table:table-cell>
          <table:table-cell office:value-type="string">
            <text:p>DO-214AB_SMC</text:p>
          </table:table-cell>
          <table:table-cell office:value-type="string">
            <text:p>../datasheets/passive/diode/MBRS540T3-D.pdf</text:p>
          </table:table-cell>
          <table:table-cell office:value-type="string">
            <text:p>http://search.digikey.com/scripts/DkSearch/dksus.dll?Detail&amp;name=MBRS540T3GOSCT-ND</text:p>
          </table:table-cell>
        </table:table-row>
        <table:table-row table:style-name="ro1">
          <table:table-cell office:value-type="string">
            <text:p>D1103, D1104</text:p>
          </table:table-cell>
          <table:table-cell office:value-type="string">
            <text:p>MBRS130LT3G</text:p>
          </table:table-cell>
          <table:table-cell office:value-type="float" office:value="2">
            <text:p>2</text:p>
          </table:table-cell>
          <table:table-cell office:value-type="string">
            <text:p>DIODE SCHOTTKY 30V 2A SMB</text:p>
          </table:table-cell>
          <table:table-cell office:value-type="string">
            <text:p>MBRS130LT3GOSCT-ND</text:p>
          </table:table-cell>
          <table:table-cell office:value-type="string">
            <text:p>ON Semiconductor</text:p>
          </table:table-cell>
          <table:table-cell office:value-type="string">
            <text:p>DO-214AA_SMB</text:p>
          </table:table-cell>
          <table:table-cell office:value-type="string">
            <text:p>../datasheets/passive/diode/MBRS130LT3-D.pdf</text:p>
          </table:table-cell>
          <table:table-cell office:value-type="string">
            <text:p>http://search.digikey.com/scripts/DkSearch/dksus.dll?Detail&amp;name=MBRS130LT3GOSCT-ND</text:p>
          </table:table-cell>
        </table:table-row>
        <table:table-row table:style-name="ro1">
          <table:table-cell office:value-type="string">
            <text:p>D1106</text:p>
          </table:table-cell>
          <table:table-cell office:value-type="string">
            <text:p>MMSZ5V6T1G</text:p>
          </table:table-cell>
          <table:table-cell office:value-type="float" office:value="1">
            <text:p>1</text:p>
          </table:table-cell>
          <table:table-cell office:value-type="string">
            <text:p>DIODE ZENER 5.6V 500MW SOD123</text:p>
          </table:table-cell>
          <table:table-cell office:value-type="string">
            <text:p>MMSZ5V6T1GOSCT-ND</text:p>
          </table:table-cell>
          <table:table-cell office:value-type="string">
            <text:p>ON Semiconductor</text:p>
          </table:table-cell>
          <table:table-cell office:value-type="string">
            <text:p>SOD-123</text:p>
          </table:table-cell>
          <table:table-cell office:value-type="string">
            <text:p>../datasheets/passive/diode/MMSZ2V4T1-D.pdf</text:p>
          </table:table-cell>
          <table:table-cell office:value-type="string">
            <text:p>http://search.digikey.com/scripts/DkSearch/dksus.dll?Detail&amp;name=MMSZ5V6T1GOSCT-ND</text:p>
          </table:table-cell>
        </table:table-row>
        <table:table-row table:style-name="ro1">
          <table:table-cell office:value-type="string">
            <text:p>D1107</text:p>
          </table:table-cell>
          <table:table-cell office:value-type="string">
            <text:p>P6SMB33CA</text:p>
          </table:table-cell>
          <table:table-cell office:value-type="float" office:value="1">
            <text:p>1</text:p>
          </table:table-cell>
          <table:table-cell office:value-type="string">
            <text:p>TVS DIODE 28.2VWM 45.7VC SMB</text:p>
          </table:table-cell>
          <table:table-cell office:value-type="string">
            <text:p>P6SMB33CA-E3/52GICT-ND</text:p>
          </table:table-cell>
          <table:table-cell office:value-type="string">
            <text:p>Vishay Semiconductor Diodes Division</text:p>
          </table:table-cell>
          <table:table-cell office:value-type="string">
            <text:p>DO-214AA_SMB</text:p>
          </table:table-cell>
          <table:table-cell office:value-type="string">
            <text:p>../datasheets/passive/protect/P6SMB_Series.pdf</text:p>
          </table:table-cell>
          <table:table-cell office:value-type="string">
            <text:p>http://search.digikey.com/scripts/DkSearch/dksus.dll?Detail&amp;name=P6SMB33CA-E3/52GICT-ND</text:p>
          </table:table-cell>
        </table:table-row>
        <table:table-row table:style-name="ro1">
          <table:table-cell office:value-type="string">
            <text:p>D1108</text:p>
          </table:table-cell>
          <table:table-cell office:value-type="string">
            <text:p>BAT54C</text:p>
          </table:table-cell>
          <table:table-cell office:value-type="float" office:value="1">
            <text:p>1</text:p>
          </table:table-cell>
          <table:table-cell office:value-type="string">
            <text:p>DIODE SCHOTTKY 30V 200MA</text:p>
          </table:table-cell>
          <table:table-cell office:value-type="string">
            <text:p>BAT54FSCT-ND</text:p>
          </table:table-cell>
          <table:table-cell office:value-type="string">
            <text:p>Fairchild Semiconductor</text:p>
          </table:table-cell>
          <table:table-cell office:value-type="string">
            <text:p>SOT-2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BAT54FSCT-ND</text:p>
          </table:table-cell>
        </table:table-row>
        <table:table-row table:style-name="ro1">
          <table:table-cell office:value-type="string">
            <text:p>FB201, FB202</text:p>
          </table:table-cell>
          <table:table-cell office:value-type="string">
            <text:p>ACML0603101</text:p>
          </table:table-cell>
          <table:table-cell office:value-type="float" office:value="2">
            <text:p>2</text:p>
          </table:table-cell>
          <table:table-cell office:value-type="string">
            <text:p>FERRITE CHIP 100 OHM 200MA 0603</text:p>
          </table:table-cell>
          <table:table-cell office:value-type="string">
            <text:p>ACML-0603-101-TCT-ND</text:p>
          </table:table-cell>
          <table:table-cell office:value-type="string">
            <text:p>Abracon Corporation</text:p>
          </table:table-cell>
          <table:table-cell office:value-type="string">
            <text:p>fb_0603</text:p>
          </table:table-cell>
          <table:table-cell office:value-type="string">
            <text:p>../datasheets/passive/Ferrite/ACML-0603.pdf</text:p>
          </table:table-cell>
          <table:table-cell office:value-type="string">
            <text:p>http://search.digikey.com/scripts/DkSearch/dksus.dll?Detail&amp;name=ACML-0603-101-TCT-ND</text:p>
          </table:table-cell>
        </table:table-row>
        <table:table-row table:style-name="ro1">
          <table:table-cell office:value-type="string">
            <text:p>FB301, FB302, FB303, FB304</text:p>
          </table:table-cell>
          <table:table-cell office:value-type="string">
            <text:p>BK1608HS220-T</text:p>
          </table:table-cell>
          <table:table-cell office:value-type="float" office:value="4">
            <text:p>4</text:p>
          </table:table-cell>
          <table:table-cell office:value-type="string">
            <text:p>Ferrite Bead 22OHM 1500mA</text:p>
          </table:table-cell>
          <table:table-cell office:value-type="string">
            <text:p>Alternativo: MH1608-221YCT-ND</text:p>
          </table:table-cell>
          <table:table-cell office:value-type="string">
            <text:p>Taiyo Yuden</text:p>
          </table:table-cell>
          <table:table-cell office:value-type="string">
            <text:p>fb_0603</text:p>
          </table:table-cell>
          <table:table-cell office:value-type="string">
            <text:p>../datasheets/passive/Ferrite/BK1608HS220-T.pdf</text:p>
          </table:table-cell>
          <table:table-cell office:value-type="string">
            <text:p>http://search.digikey.com/scripts/DkSearch/dksus.dll?Detail&amp;name=Alternativo: MH1608-221YCT-ND</text:p>
          </table:table-cell>
        </table:table-row>
        <table:table-row table:style-name="ro1">
          <table:table-cell office:value-type="string">
            <text:p>FB402, FB403, FB404, FB405</text:p>
          </table:table-cell>
          <table:table-cell office:value-type="string">
            <text:p>BLM18BD470SN1</text:p>
          </table:table-cell>
          <table:table-cell office:value-type="float" office:value="4">
            <text:p>4</text:p>
          </table:table-cell>
          <table:table-cell office:value-type="string">
            <text:p>FERRITE CHIP 47 OHM 500MA 0603</text:p>
          </table:table-cell>
          <table:table-cell office:value-type="string">
            <text:p>490-5211-1-ND</text:p>
          </table:table-cell>
          <table:table-cell office:value-type="string">
            <text:p>Murata Electronics North America</text:p>
          </table:table-cell>
          <table:table-cell office:value-type="string">
            <text:p>fb_0603</text:p>
          </table:table-cell>
          <table:table-cell office:value-type="string">
            <text:p>../datasheet/passive/Ferrite/L0110S0100BLM18B.pdf</text:p>
          </table:table-cell>
          <table:table-cell office:value-type="string">
            <text:p>http://search.digikey.com/scripts/DkSearch/dksus.dll?Detail&amp;name=490-5211-1-ND</text:p>
          </table:table-cell>
        </table:table-row>
        <table:table-row table:style-name="ro1">
          <table:table-cell office:value-type="string">
            <text:p>FB501</text:p>
          </table:table-cell>
          <table:table-cell office:value-type="string">
            <text:p>BLM18KG221SN1D</text:p>
          </table:table-cell>
          <table:table-cell office:value-type="float" office:value="1">
            <text:p>1</text:p>
          </table:table-cell>
          <table:table-cell office:value-type="string">
            <text:p>FERRITE CHIP 220 OHM 2200MA 0603</text:p>
          </table:table-cell>
          <table:table-cell office:value-type="string">
            <text:p>490-5255-1-ND</text:p>
          </table:table-cell>
          <table:table-cell office:value-type="string">
            <text:p>MURATA</text:p>
          </table:table-cell>
          <table:table-cell office:value-type="string">
            <text:p>fb_0603</text:p>
          </table:table-cell>
          <table:table-cell office:value-type="string">
            <text:p>../datasheets/passive/Ferrite/L0110S0100BLM18K.pdf</text:p>
          </table:table-cell>
          <table:table-cell office:value-type="string">
            <text:p>http://search.digikey.com/scripts/DkSearch/dksus.dll?Detail&amp;name=490-5255-1-ND</text:p>
          </table:table-cell>
        </table:table-row>
        <table:table-row table:style-name="ro1">
          <table:table-cell office:value-type="string">
            <text:p>FB502, FB901, FB902, FB903, FB904, FB1101, FB1102, FB1201, FB1301, FB1302</text:p>
          </table:table-cell>
          <table:table-cell office:value-type="string">
            <text:p>MMZ1608B601C</text:p>
          </table:table-cell>
          <table:table-cell office:value-type="float" office:value="10">
            <text:p>10</text:p>
          </table:table-cell>
          <table:table-cell office:value-type="string">
            <text:p>FERRITE CHIP 600 OHM 500MA 0603</text:p>
          </table:table-cell>
          <table:table-cell office:value-type="string">
            <text:p>445-2166-1-ND</text:p>
          </table:table-cell>
          <table:table-cell office:value-type="string">
            <text:p>TDK Corporation</text:p>
          </table:table-cell>
          <table:table-cell office:value-type="string">
            <text:p>fb_0603</text:p>
          </table:table-cell>
          <table:table-cell office:value-type="string">
            <text:p>../datasheets/passive/Ferrite/E9412_MMZ.pdf</text:p>
          </table:table-cell>
          <table:table-cell office:value-type="string">
            <text:p>http://search.digikey.com/scripts/DkSearch/dksus.dll?Detail&amp;name=445-2166-1-ND</text:p>
          </table:table-cell>
        </table:table-row>
        <table:table-row table:style-name="ro1">
          <table:table-cell office:value-type="string">
            <text:p>FB1303, FB1304</text:p>
          </table:table-cell>
          <table:table-cell office:value-type="string">
            <text:p>BLM18BD331SN1D</text:p>
          </table:table-cell>
          <table:table-cell office:value-type="float" office:value="2">
            <text:p>2</text:p>
          </table:table-cell>
          <table:table-cell office:value-type="string">
            <text:p>FERRITE CHIP 330 OHM 200mA 0603</text:p>
          </table:table-cell>
          <table:table-cell office:value-type="string">
            <text:p>490-5251-1-ND</text:p>
          </table:table-cell>
          <table:table-cell office:value-type="string">
            <text:p>MURATA</text:p>
          </table:table-cell>
          <table:table-cell office:value-type="string">
            <text:p>fb_0603</text:p>
          </table:table-cell>
          <table:table-cell office:value-type="string">
            <text:p>../datasheets/passive/Ferrite/L0110S0100BLM18B.pdf</text:p>
          </table:table-cell>
          <table:table-cell office:value-type="string">
            <text:p>http://search.digikey.com/scripts/DkSearch/dksus.dll?Detail&amp;name=490-5251-1-ND</text:p>
          </table:table-cell>
        </table:table-row>
        <table:table-row table:style-name="ro1">
          <table:table-cell office:value-type="string">
            <text:p>J301</text:p>
          </table:table-cell>
          <table:table-cell office:value-type="string">
            <text:p>ETHERNET</text:p>
          </table:table-cell>
          <table:table-cell office:value-type="float" office:value="1">
            <text:p>1</text:p>
          </table:table-cell>
          <table:table-cell office:value-type="string">
            <text:p>CONN MAGJACK 1PORT 100 BASE-TX</text:p>
          </table:table-cell>
          <table:table-cell office:value-type="string">
            <text:p>553-1483-ND</text:p>
          </table:table-cell>
          <table:table-cell office:value-type="string">
            <text:p>Pulse</text:p>
          </table:table-cell>
          <table:table-cell office:value-type="string">
            <text:p>RJ45_Pulse_J403-A</text:p>
          </table:table-cell>
          <table:table-cell office:value-type="string">
            <text:p>../datasheets/connectors/J0011D01BNL.pdf</text:p>
          </table:table-cell>
          <table:table-cell office:value-type="string">
            <text:p>http://search.digikey.com/scripts/DkSearch/dksus.dll?Detail&amp;name=553-1483-ND</text:p>
          </table:table-cell>
        </table:table-row>
        <table:table-row table:style-name="ro1">
          <table:table-cell office:value-type="string">
            <text:p>J401, J403, J701, J702, J703, J803, J804, J805, J901, J1101</text:p>
          </table:table-cell>
          <table:table-cell office:value-type="string">
            <text:p>RS485, CAN, DIG_INA, DIG_INB, DIG_INC, RELAY_OUTD, RELAY_OUTB, ANALOG INPUT 1, DC-INPUT</text:p>
          </table:table-cell>
          <table:table-cell office:value-type="float" office:value="10">
            <text:p>10</text:p>
          </table:table-cell>
          <table:table-cell office:value-type="string">
            <text:p>TERM BLOCK 5.08MM VERT 3POS PCB</text:p>
          </table:table-cell>
          <table:table-cell office:value-type="string">
            <text:p>571-7969493</text:p>
          </table:table-cell>
          <table:table-cell office:value-type="string">
            <text:p>TE Connectivity</text:p>
          </table:table-cell>
          <table:table-cell office:value-type="string">
            <text:p>bornier3</text:p>
          </table:table-cell>
          <table:table-cell office:value-type="string">
            <text:p>../datasheets/connectors/bornera_796949.pdf</text:p>
          </table:table-cell>
          <table:table-cell office:value-type="string">
            <text:p>http://search.digikey.com/scripts/DkSearch/dksus.dll?Detail&amp;name=571-7969493</text:p>
          </table:table-cell>
        </table:table-row>
        <table:table-row table:style-name="ro1">
          <table:table-cell office:value-type="string">
            <text:p>J402</text:p>
          </table:table-cell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 office:value-type="string">
            <text:p>CONN D-SUB RCPT 9POS RA GOLD</text:p>
          </table:table-cell>
          <table:table-cell office:value-type="string">
            <text:p>S9554-ND</text:p>
          </table:table-cell>
          <table:table-cell office:value-type="string">
            <text:p>Sullins</text:p>
          </table:table-cell>
          <table:table-cell office:value-type="string">
            <text:p>DB9_F_TH</text:p>
          </table:table-cell>
          <table:table-cell office:value-type="string">
            <text:p>../datasheets/connectors/SDS107-PRP1-F09-SN63-11.pdf</text:p>
          </table:table-cell>
          <table:table-cell office:value-type="string">
            <text:p>http://search.digikey.com/scripts/DkSearch/dksus.dll?Detail&amp;name=S9554-ND</text:p>
          </table:table-cell>
        </table:table-row>
        <table:table-row table:style-name="ro1">
          <table:table-cell office:value-type="string">
            <text:p>J502</text:p>
          </table:table-cell>
          <table:table-cell office:value-type="string">
            <text:p>USB OTG</text:p>
          </table:table-cell>
          <table:table-cell office:value-type="float" office:value="1">
            <text:p>1</text:p>
          </table:table-cell>
          <table:table-cell office:value-type="string">
            <text:p>CONNECTOR RECEPTACLE MICRO USB AB SMD BOTTOM MOUNT</text:p>
          </table:table-cell>
          <table:table-cell office:value-type="string">
            <text:p>H11635TR-ND</text:p>
          </table:table-cell>
          <table:table-cell office:value-type="string">
            <text:p>HIROSE ELECTRIC</text:p>
          </table:table-cell>
          <table:table-cell office:value-type="string">
            <text:p>USB_MicroAB</text:p>
          </table:table-cell>
          <table:table-cell office:value-type="string">
            <text:p>../datasheets/connectors/MICRO_USB_AB.pdf</text:p>
          </table:table-cell>
          <table:table-cell office:value-type="string">
            <text:p>http://search.digikey.com/scripts/DkSearch/dksus.dll?Detail&amp;name=H11635TR-ND</text:p>
          </table:table-cell>
        </table:table-row>
        <table:table-row table:style-name="ro1">
          <table:table-cell office:value-type="string">
            <text:p>J601</text:p>
          </table:table-cell>
          <table:table-cell office:value-type="string">
            <text:p>GPIO</text:p>
          </table:table-cell>
          <table:table-cell office:value-type="float" office:value="1">
            <text:p>1</text:p>
          </table:table-cell>
          <table:table-cell office:value-type="string">
            <text:p>CONN HEADER .100" DUAL STR 80POS</text:p>
          </table:table-cell>
          <table:table-cell office:value-type="string">
            <text:p>J601</text:p>
          </table:table-cell>
          <table:table-cell office:value-type="string">
            <text:p>Sullins Connector Solutions</text:p>
          </table:table-cell>
          <table:table-cell office:value-type="string">
            <text:p>PIN_ARRAY_11x2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J602</text:p>
          </table:table-cell>
          <table:table-cell office:value-type="string">
            <text:p>I2C</text:p>
          </table:table-cell>
          <table:table-cell office:value-type="float" office:value="1">
            <text:p>1</text:p>
          </table:table-cell>
          <table:table-cell office:value-type="string">
            <text:p>CONN HEADER .100" DUAL STR 80POS</text:p>
          </table:table-cell>
          <table:table-cell office:value-type="string">
            <text:p>J602</text:p>
          </table:table-cell>
          <table:table-cell office:value-type="string">
            <text:p>Sullins Connector Solutions</text:p>
          </table:table-cell>
          <table:table-cell office:value-type="string">
            <text:p>PIN_ARRAY_2x2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J603</text:p>
          </table:table-cell>
          <table:table-cell office:value-type="string">
            <text:p>ANALOG AUX</text:p>
          </table:table-cell>
          <table:table-cell office:value-type="float" office:value="1">
            <text:p>1</text:p>
          </table:table-cell>
          <table:table-cell office:value-type="string">
            <text:p>CONN HEADER .100" DUAL STR 80POS</text:p>
          </table:table-cell>
          <table:table-cell office:value-type="string">
            <text:p>J603</text:p>
          </table:table-cell>
          <table:table-cell office:value-type="string">
            <text:p>Sullins Connector Solutions</text:p>
          </table:table-cell>
          <table:table-cell office:value-type="string">
            <text:p>PIN_ARRAY_4x2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J604</text:p>
          </table:table-cell>
          <table:table-cell office:value-type="string">
            <text:p>SPI</text:p>
          </table:table-cell>
          <table:table-cell office:value-type="float" office:value="1">
            <text:p>1</text:p>
          </table:table-cell>
          <table:table-cell office:value-type="string">
            <text:p>CONN HEADER .100" DUAL STR 80POS</text:p>
          </table:table-cell>
          <table:table-cell office:value-type="string">
            <text:p>J604</text:p>
          </table:table-cell>
          <table:table-cell office:value-type="string">
            <text:p>Sullins Connector Solutions</text:p>
          </table:table-cell>
          <table:table-cell office:value-type="string">
            <text:p>PIN_ARRAY_3x2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J801, J802, J902, J1102, J1201</text:p>
          </table:table-cell>
          <table:table-cell office:value-type="string">
            <text:p>OPDRAIN_OUTA, OPDRAIN_OUTB, ANALOG INPUT 2, DC-OUT, ANALOG OUT</text:p>
          </table:table-cell>
          <table:table-cell office:value-type="float" office:value="5">
            <text:p>5</text:p>
          </table:table-cell>
          <table:table-cell office:value-type="string">
            <text:p>TERM BLOCK 5.08MM VERT 2POS PCB</text:p>
          </table:table-cell>
          <table:table-cell office:value-type="string">
            <text:p>571-7969492</text:p>
          </table:table-cell>
          <table:table-cell office:value-type="string">
            <text:p>TE Connectivity</text:p>
          </table:table-cell>
          <table:table-cell office:value-type="string">
            <text:p>bornier2</text:p>
          </table:table-cell>
          <table:table-cell office:value-type="string">
            <text:p>../datasheets/connectors/bornera_796949_2p.pdf</text:p>
          </table:table-cell>
          <table:table-cell office:value-type="string">
            <text:p>http://search.digikey.com/scripts/DkSearch/dksus.dll?Detail&amp;name=571-7969492</text:p>
          </table:table-cell>
        </table:table-row>
        <table:table-row table:style-name="ro1">
          <table:table-cell office:value-type="string">
            <text:p>J1001</text:p>
          </table:table-cell>
          <table:table-cell office:value-type="string">
            <text:p>SD CARD</text:p>
          </table:table-cell>
          <table:table-cell office:value-type="float" office:value="1">
            <text:p>1</text:p>
          </table:table-cell>
          <table:table-cell office:value-type="string">
            <text:p>CONN MEMORY CARD R/A 8POS SMD</text:p>
          </table:table-cell>
          <table:table-cell office:value-type="string">
            <text:p>WM6698CT-ND</text:p>
          </table:table-cell>
          <table:table-cell office:value-type="string">
            <text:p>Molex Inc.</text:p>
          </table:table-cell>
          <table:table-cell office:value-type="string">
            <text:p>MicroSD_Hinged</text:p>
          </table:table-cell>
          <table:table-cell office:value-type="string">
            <text:p>../datasheets/connectors/472192001_sd.pdf</text:p>
          </table:table-cell>
          <table:table-cell office:value-type="string">
            <text:p>http://search.digikey.com/scripts/DkSearch/dksus.dll?Detail&amp;name=WM6698CT-ND</text:p>
          </table:table-cell>
        </table:table-row>
        <table:table-row table:style-name="ro1">
          <table:table-cell office:value-type="string">
            <text:p>J1302</text:p>
          </table:table-cell>
          <table:table-cell office:value-type="string">
            <text:p>JTAG DEBUG USB</text:p>
          </table:table-cell>
          <table:table-cell office:value-type="float" office:value="1">
            <text:p>1</text:p>
          </table:table-cell>
          <table:table-cell office:value-type="string">
            <text:p>CONNECTOR RECEPTACLE MICRO USB B SMD</text:p>
          </table:table-cell>
          <table:table-cell office:value-type="string">
            <text:p>H11634CT-ND</text:p>
          </table:table-cell>
          <table:table-cell office:value-type="string">
            <text:p>HIROSE ELECTRIC</text:p>
          </table:table-cell>
          <table:table-cell office:value-type="string">
            <text:p>USB_MicroAB</text:p>
          </table:table-cell>
          <table:table-cell office:value-type="string">
            <text:p>../datasheets/connectors/MICRO_USB_AB.pdf</text:p>
          </table:table-cell>
          <table:table-cell office:value-type="string">
            <text:p>http://search.digikey.com/scripts/DkSearch/dksus.dll?Detail&amp;name=H11634CT-ND</text:p>
          </table:table-cell>
        </table:table-row>
        <table:table-row table:style-name="ro1">
          <table:table-cell office:value-type="string">
            <text:p>J1303</text:p>
          </table:table-cell>
          <table:table-cell office:value-type="string">
            <text:p>JTAG DIRECTO</text:p>
          </table:table-cell>
          <table:table-cell office:value-type="float" office:value="1">
            <text:p>1</text:p>
          </table:table-cell>
          <table:table-cell office:value-type="string">
            <text:p>CONECTOR HDR 1,27MM SMD AU 10POS</text:p>
          </table:table-cell>
          <table:table-cell office:value-type="string">
            <text:p>952-1389-ND</text:p>
          </table:table-cell>
          <table:table-cell office:value-type="string">
            <text:p>HARWIN</text:p>
          </table:table-cell>
          <table:table-cell office:value-type="string">
            <text:p>PIN_ARRAY_5x2_1.27_SMD</text:p>
          </table:table-cell>
          <table:table-cell office:value-type="string">
            <text:p>../datasheets/connectors/M50360.pdf</text:p>
          </table:table-cell>
          <table:table-cell office:value-type="string">
            <text:p>http://search.digikey.com/scripts/DkSearch/dksus.dll?Detail&amp;name=952-1389-ND</text:p>
          </table:table-cell>
        </table:table-row>
        <table:table-row table:style-name="ro1">
          <table:table-cell office:value-type="string">
            <text:p>JP901, JP902, JP903, JP904, JP401, JP402, JP403, JP404, JP405, JP406</text:p>
          </table:table-cell>
          <table:table-cell office:value-type="string">
            <text:p>JUMPER</text:p>
          </table:table-cell>
          <table:table-cell office:value-type="float" office:value="10">
            <text:p>10</text:p>
          </table:table-cell>
          <table:table-cell office:value-type="string">
            <text:p>JUMPER 2 TERM</text:p>
          </table:table-cell>
          <table:table-cell office:value-type="string">
            <text:p>JP901, JP902, JP903, JP904, JP401, JP402, JP403, JP404, JP405, JP406</text:p>
          </table:table-cell>
          <table:table-cell office:value-type="string">
            <text:p>Sullins Connector Solutions</text:p>
          </table:table-cell>
          <table:table-cell office:value-type="string">
            <text:p>PIN_ARRAY_2x1</text:p>
          </table:table-cell>
          <table:table-cell office:value-type="string">
            <text:p>../datasheet/connectors/</text:p>
          </table:table-cell>
          <table:table-cell/>
        </table:table-row>
        <table:table-row table:style-name="ro1">
          <table:table-cell office:value-type="string">
            <text:p>JP905, JP906, JP907, JP908, JP1201</text:p>
          </table:table-cell>
          <table:table-cell office:value-type="string">
            <text:p>JUMPER3</text:p>
          </table:table-cell>
          <table:table-cell office:value-type="float" office:value="5">
            <text:p>5</text:p>
          </table:table-cell>
          <table:table-cell office:value-type="string">
            <text:p>JUMPER 3 TERM</text:p>
          </table:table-cell>
          <table:table-cell office:value-type="string">
            <text:p>JP905, JP906, JP907, JP908, JP1201</text:p>
          </table:table-cell>
          <table:table-cell office:value-type="string">
            <text:p>Sullins Connector Solutions</text:p>
          </table:table-cell>
          <table:table-cell office:value-type="string">
            <text:p>PIN_ARRAY_3x1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K801, K802, K803, K804</text:p>
          </table:table-cell>
          <table:table-cell office:value-type="string">
            <text:p>1461353-2</text:p>
          </table:table-cell>
          <table:table-cell office:value-type="float" office:value="4">
            <text:p>4</text:p>
          </table:table-cell>
          <table:table-cell office:value-type="string">
            <text:p>RELAY GENERAL PURPOSE SPST 5A 5V</text:p>
          </table:table-cell>
          <table:table-cell office:value-type="string">
            <text:p>PB1652-ND</text:p>
          </table:table-cell>
          <table:table-cell office:value-type="string">
            <text:p>TE Connectivity</text:p>
          </table:table-cell>
          <table:table-cell office:value-type="string">
            <text:p>1461353-2</text:p>
          </table:table-cell>
          <table:table-cell office:value-type="string">
            <text:p>../datasheets/passive/Rele/1461353-2.pdf</text:p>
          </table:table-cell>
          <table:table-cell office:value-type="string">
            <text:p>http://search.digikey.com/scripts/DkSearch/dksus.dll?Detail&amp;name=PB1652-ND</text:p>
          </table:table-cell>
        </table:table-row>
        <table:table-row table:style-name="ro1">
          <table:table-cell office:value-type="string">
            <text:p>L1101</text:p>
          </table:table-cell>
          <table:table-cell office:value-type="string">
            <text:p>47uH</text:p>
          </table:table-cell>
          <table:table-cell office:value-type="float" office:value="1">
            <text:p>1</text:p>
          </table:table-cell>
          <table:table-cell office:value-type="string">
            <text:p>INDUCTOR POWER SHIELD 47UH SMD</text:p>
          </table:table-cell>
          <table:table-cell office:value-type="string">
            <text:p>SRN1060-470MCT-ND</text:p>
          </table:table-cell>
          <table:table-cell office:value-type="string">
            <text:p>Bourns Inc.</text:p>
          </table:table-cell>
          <table:table-cell office:value-type="string">
            <text:p>L_10x9.8_SMD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SRN1060-470MCT-ND</text:p>
          </table:table-cell>
        </table:table-row>
        <table:table-row table:style-name="ro1">
          <table:table-cell office:value-type="string">
            <text:p>Q801, Q802, Q803, Q804</text:p>
          </table:table-cell>
          <table:table-cell office:value-type="string">
            <text:p>NDS7002A</text:p>
          </table:table-cell>
          <table:table-cell office:value-type="float" office:value="4">
            <text:p>4</text:p>
          </table:table-cell>
          <table:table-cell office:value-type="string">
            <text:p>MOSFET N-CH 60V 280MA SOT-23</text:p>
          </table:table-cell>
          <table:table-cell office:value-type="string">
            <text:p>NDS7002ACT-ND</text:p>
          </table:table-cell>
          <table:table-cell office:value-type="string">
            <text:p>Fairchild</text:p>
          </table:table-cell>
          <table:table-cell office:value-type="string">
            <text:p>SOT-23</text:p>
          </table:table-cell>
          <table:table-cell office:value-type="string">
            <text:p>../datasheets/device/NDS7002A.pdf</text:p>
          </table:table-cell>
          <table:table-cell office:value-type="string">
            <text:p>http://search.digikey.com/scripts/DkSearch/dksus.dll?Detail&amp;name=NDS7002ACT-ND</text:p>
          </table:table-cell>
        </table:table-row>
        <table:table-row table:style-name="ro1">
          <table:table-cell office:value-type="string">
            <text:p>Q805, Q806, Q807, Q808</text:p>
          </table:table-cell>
          <table:table-cell office:value-type="string">
            <text:p>FQT13N06L</text:p>
          </table:table-cell>
          <table:table-cell office:value-type="float" office:value="4">
            <text:p>4</text:p>
          </table:table-cell>
          <table:table-cell office:value-type="string">
            <text:p>MOSFET N-CH 60V 2.8A SOT-223</text:p>
          </table:table-cell>
          <table:table-cell office:value-type="string">
            <text:p>FQT13N06LTFCT-ND</text:p>
          </table:table-cell>
          <table:table-cell office:value-type="string">
            <text:p>Fairchild</text:p>
          </table:table-cell>
          <table:table-cell office:value-type="string">
            <text:p>SOT-223</text:p>
          </table:table-cell>
          <table:table-cell office:value-type="string">
            <text:p>../datasheets/device/FQT13N06L.pdf</text:p>
          </table:table-cell>
          <table:table-cell office:value-type="string">
            <text:p>http://search.digikey.com/scripts/DkSearch/dksus.dll?Detail&amp;name=FQT13N06LTFCT-ND</text:p>
          </table:table-cell>
        </table:table-row>
        <table:table-row table:style-name="ro1">
          <table:table-cell office:value-type="string">
            <text:p>Q1001</text:p>
          </table:table-cell>
          <table:table-cell office:value-type="string">
            <text:p>FDN340P</text:p>
          </table:table-cell>
          <table:table-cell office:value-type="float" office:value="1">
            <text:p>1</text:p>
          </table:table-cell>
          <table:table-cell office:value-type="string">
            <text:p>MOSFET P-CH 20V 2A SSOT3</text:p>
          </table:table-cell>
          <table:table-cell office:value-type="string">
            <text:p>FDN340PCT-ND</text:p>
          </table:table-cell>
          <table:table-cell office:value-type="string">
            <text:p>ON Semiconductor</text:p>
          </table:table-cell>
          <table:table-cell office:value-type="string">
            <text:p>SOT-23</text:p>
          </table:table-cell>
          <table:table-cell office:value-type="string">
            <text:p>../datasheets/device/FDN340P.pdf</text:p>
          </table:table-cell>
          <table:table-cell office:value-type="string">
            <text:p>http://search.digikey.com/scripts/DkSearch/dksus.dll?Detail&amp;name=FDN340PCT-ND</text:p>
          </table:table-cell>
        </table:table-row>
        <table:table-row table:style-name="ro1">
          <table:table-cell office:value-type="string">
            <text:p>Q1201</text:p>
          </table:table-cell>
          <table:table-cell office:value-type="string">
            <text:p>BC817-40</text:p>
          </table:table-cell>
          <table:table-cell office:value-type="float" office:value="1">
            <text:p>1</text:p>
          </table:table-cell>
          <table:table-cell office:value-type="string">
            <text:p>TRANS NPN 45V 500MA SOT-23</text:p>
          </table:table-cell>
          <table:table-cell office:value-type="string">
            <text:p>BC817-40LT3GOSCT-ND</text:p>
          </table:table-cell>
          <table:table-cell office:value-type="string">
            <text:p>ON Semiconductor</text:p>
          </table:table-cell>
          <table:table-cell office:value-type="string">
            <text:p>SOT-23</text:p>
          </table:table-cell>
          <table:table-cell office:value-type="string">
            <text:p>../datasheets/device/BC817-16LT1-D.pdf</text:p>
          </table:table-cell>
          <table:table-cell office:value-type="string">
            <text:p>http://search.digikey.com/scripts/DkSearch/dksus.dll?Detail&amp;name=BC817-40LT3GOSCT-ND</text:p>
          </table:table-cell>
        </table:table-row>
        <table:table-row table:style-name="ro1">
          <table:table-cell office:value-type="string">
            <text:p>Q1202</text:p>
          </table:table-cell>
          <table:table-cell office:value-type="string">
            <text:p>PBSS5240XF</text:p>
          </table:table-cell>
          <table:table-cell office:value-type="float" office:value="1">
            <text:p>1</text:p>
          </table:table-cell>
          <table:table-cell office:value-type="string">
            <text:p>TRANS PNP 40V 2A SOT89</text:p>
          </table:table-cell>
          <table:table-cell office:value-type="string">
            <text:p>568-10522-1-ND</text:p>
          </table:table-cell>
          <table:table-cell office:value-type="string">
            <text:p>NXP Semiconductors</text:p>
          </table:table-cell>
          <table:table-cell office:value-type="string">
            <text:p>SOT-89</text:p>
          </table:table-cell>
          <table:table-cell office:value-type="string">
            <text:p>../datasheets/device/PBSS5240X.pdf</text:p>
          </table:table-cell>
          <table:table-cell office:value-type="string">
            <text:p>http://search.digikey.com/scripts/DkSearch/dksus.dll?Detail&amp;name=568-10522-1-ND</text:p>
          </table:table-cell>
        </table:table-row>
        <table:table-row table:style-name="ro1">
          <table:table-cell office:value-type="string">
            <text:p>R201, R202, R1204, R1312</text:p>
          </table:table-cell>
          <table:table-cell office:value-type="string">
            <text:p>2K2, 2.2k</text:p>
          </table:table-cell>
          <table:table-cell office:value-type="float" office:value="4">
            <text:p>4</text:p>
          </table:table-cell>
          <table:table-cell office:value-type="string">
            <text:p>RES 2.2K OHM 1/10W 5% 0603 SMD</text:p>
          </table:table-cell>
          <table:table-cell office:value-type="string">
            <text:p>311-2.2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2.2KGRCT-ND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10M</text:p>
          </table:table-cell>
          <table:table-cell office:value-type="float" office:value="1">
            <text:p>1</text:p>
          </table:table-cell>
          <table:table-cell office:value-type="string">
            <text:p>RES 10M OHM 1/10W 5%</text:p>
          </table:table-cell>
          <table:table-cell office:value-type="string">
            <text:p>311-10M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0MGRCT-ND</text:p>
          </table:table-cell>
        </table:table-row>
        <table:table-row table:style-name="ro1">
          <table:table-cell office:value-type="string">
            <text:p>R204, R207, R1016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RES 680 OHM 1/10W 5% 0603 SMD</text:p>
          </table:table-cell>
          <table:table-cell office:value-type="string">
            <text:p>311-68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680GRCT-ND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RES 22 OHM 1/10W 5%</text:p>
          </table:table-cell>
          <table:table-cell office:value-type="string">
            <text:p>311-22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22GRCT-ND</text:p>
          </table:table-cell>
        </table:table-row>
        <table:table-row table:style-name="ro1">
          <table:table-cell office:value-type="string">
            <text:p>R206, R301, R501, R502, R601, R602, R603, R604, R1008, R1010, R1011, R1012, R1013, R1015, R1206, R1301, R1309, R1310, R1311</text:p>
          </table:table-cell>
          <table:table-cell office:value-type="string">
            <text:p>10K</text:p>
          </table:table-cell>
          <table:table-cell office:value-type="float" office:value="19">
            <text:p>19</text:p>
          </table:table-cell>
          <table:table-cell office:value-type="string">
            <text:p>RESISTOR 10k 1/10W 5% 0603 </text:p>
          </table:table-cell>
          <table:table-cell office:value-type="string">
            <text:p>311-10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0KGRCT-ND</text:p>
          </table:table-cell>
        </table:table-row>
        <table:table-row table:style-name="ro1">
          <table:table-cell office:value-type="string">
            <text:p>R302, R303, R304, R305, R307, R30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RES 33 OHM 1/10W 5% 0603 SMD</text:p>
          </table:table-cell>
          <table:table-cell office:value-type="string">
            <text:p>CR0603-JW-330GLFCT-ND</text:p>
          </table:table-cell>
          <table:table-cell office:value-type="string">
            <text:p>Bourns Inc.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CR0603-JW-330GLFCT-ND</text:p>
          </table:table-cell>
        </table:table-row>
        <table:table-row table:style-name="ro1">
          <table:table-cell office:value-type="string">
            <text:p>R306, R316, R401, R402, R403, R409, R412, R810, R811, R812, R813</text:p>
          </table:table-cell>
          <table:table-cell office:value-type="string">
            <text:p>4K7</text:p>
          </table:table-cell>
          <table:table-cell office:value-type="float" office:value="11">
            <text:p>11</text:p>
          </table:table-cell>
          <table:table-cell office:value-type="string">
            <text:p>RES 4.7K OHM 1/10W 5% 0603 SMD</text:p>
          </table:table-cell>
          <table:table-cell office:value-type="string">
            <text:p>311-4.7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4.7KGRCT-ND</text:p>
          </table:table-cell>
        </table:table-row>
        <table:table-row table:style-name="ro1">
          <table:table-cell office:value-type="string">
            <text:p>R309</text:p>
          </table:table-cell>
          <table:table-cell office:value-type="string">
            <text:p>6,49k 1%</text:p>
          </table:table-cell>
          <table:table-cell office:value-type="float" office:value="1">
            <text:p>1</text:p>
          </table:table-cell>
          <table:table-cell office:value-type="string">
            <text:p>RES 6,49K OHM 1/10W 1% 0603 SMD</text:p>
          </table:table-cell>
          <table:table-cell office:value-type="string">
            <text:p>311-6.49KH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6.49KHRCT-ND</text:p>
          </table:table-cell>
        </table:table-row>
        <table:table-row table:style-name="ro1">
          <table:table-cell office:value-type="string">
            <text:p>R310, R311, R312, R313</text:p>
          </table:table-cell>
          <table:table-cell office:value-type="string">
            <text:p>49,9 1%</text:p>
          </table:table-cell>
          <table:table-cell office:value-type="float" office:value="4">
            <text:p>4</text:p>
          </table:table-cell>
          <table:table-cell office:value-type="string">
            <text:p>RES 49,9 OHM 1/10W 1% 0603 SMD</text:p>
          </table:table-cell>
          <table:table-cell office:value-type="string">
            <text:p>311-49.9H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49.9HRCT-ND</text:p>
          </table:table-cell>
        </table:table-row>
        <table:table-row table:style-name="ro1">
          <table:table-cell office:value-type="string">
            <text:p>R314, R315, R411</text:p>
          </table:table-cell>
          <table:table-cell office:value-type="string">
            <text:p>270, 270R</text:p>
          </table:table-cell>
          <table:table-cell office:value-type="float" office:value="3">
            <text:p>3</text:p>
          </table:table-cell>
          <table:table-cell office:value-type="string">
            <text:p>RES 270 OHM 1/10W 5% 0603 SMD</text:p>
          </table:table-cell>
          <table:table-cell office:value-type="string">
            <text:p>311-27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270GRCT-ND</text:p>
          </table:table-cell>
        </table:table-row>
        <table:table-row table:style-name="ro1">
          <table:table-cell office:value-type="string">
            <text:p>R317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 office:value-type="string">
            <text:p>RES 1.0M OHM 1/10W 5% 0603 SMD</text:p>
          </table:table-cell>
          <table:table-cell office:value-type="string">
            <text:p>311-1.0M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.0MGRCT-ND</text:p>
          </table:table-cell>
        </table:table-row>
        <table:table-row table:style-name="ro1">
          <table:table-cell office:value-type="string">
            <text:p>R406, R408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string">
            <text:p>RES 390 OHM 1/10W 5% 0603 SMD</text:p>
          </table:table-cell>
          <table:table-cell office:value-type="string">
            <text:p>311-39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390GRCT-ND</text:p>
          </table:table-cell>
        </table:table-row>
        <table:table-row table:style-name="ro1">
          <table:table-cell office:value-type="string">
            <text:p>R40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RES 220 OHM 1/10W 5% 0603 SMD</text:p>
          </table:table-cell>
          <table:table-cell office:value-type="string">
            <text:p>311-22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220GRCT-ND</text:p>
          </table:table-cell>
        </table:table-row>
        <table:table-row table:style-name="ro1">
          <table:table-cell office:value-type="string">
            <text:p>R4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RES 100 OHM 1/2W 5% 2010 SMD</text:p>
          </table:table-cell>
          <table:table-cell office:value-type="string">
            <text:p>CR2010-JW-101ELFCT-ND</text:p>
          </table:table-cell>
          <table:table-cell office:value-type="string">
            <text:p>Bourns Inc.</text:p>
          </table:table-cell>
          <table:table-cell office:value-type="string">
            <text:p>r_2010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CR2010-JW-101ELFCT-ND</text:p>
          </table:table-cell>
        </table:table-row>
        <table:table-row table:style-name="ro1">
          <table:table-cell office:value-type="string">
            <text:p>R413, R414</text:p>
          </table:table-cell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RES 1.5K OHM 1/10W 5% 0603 SMD</text:p>
          </table:table-cell>
          <table:table-cell office:value-type="string">
            <text:p>311-1.5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1.5KGRCT-ND</text:p>
          </table:table-cell>
        </table:table-row>
        <table:table-row table:style-name="ro1">
          <table:table-cell office:value-type="string">
            <text:p>R415, R416</text:p>
          </table:table-cell>
          <table:table-cell office:value-type="string">
            <text:p>60 1%</text:p>
          </table:table-cell>
          <table:table-cell office:value-type="float" office:value="2">
            <text:p>2</text:p>
          </table:table-cell>
          <table:table-cell office:value-type="string">
            <text:p>RES 59.0 OHM 1/10W 1% 0603 SMD</text:p>
          </table:table-cell>
          <table:table-cell office:value-type="string">
            <text:p>311-59.0H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../datasheet/passive/</text:p>
          </table:table-cell>
          <table:table-cell office:value-type="string">
            <text:p>http://search.digikey.com/scripts/DkSearch/dksus.dll?Detail&amp;name=311-59.0HRCT-ND</text:p>
          </table:table-cell>
        </table:table-row>
        <table:table-row table:style-name="ro1">
          <table:table-cell office:value-type="string">
            <text:p>R701, R702, R703, R704, R705, R706, R707, R708</text:p>
          </table:table-cell>
          <table:table-cell office:value-type="string">
            <text:p>4,7K 1/4W</text:p>
          </table:table-cell>
          <table:table-cell office:value-type="float" office:value="8">
            <text:p>8</text:p>
          </table:table-cell>
          <table:table-cell office:value-type="string">
            <text:p>RES 4.7K OHM 1/4W 5% 1206 SMD</text:p>
          </table:table-cell>
          <table:table-cell office:value-type="string">
            <text:p>311-4.7KERCT-ND</text:p>
          </table:table-cell>
          <table:table-cell office:value-type="string">
            <text:p>Yageo</text:p>
          </table:table-cell>
          <table:table-cell office:value-type="string">
            <text:p>r_1206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4.7KERCT-ND</text:p>
          </table:table-cell>
        </table:table-row>
        <table:table-row table:style-name="ro1">
          <table:table-cell office:value-type="string">
            <text:p>R709, R710, R711, R712, R713, R714, R715, R716, R801, R802, R803, R807, R809, R814, R815, R816, R1101, R1304</text:p>
          </table:table-cell>
          <table:table-cell office:value-type="string">
            <text:p>1K</text:p>
          </table:table-cell>
          <table:table-cell office:value-type="float" office:value="18">
            <text:p>18</text:p>
          </table:table-cell>
          <table:table-cell office:value-type="string">
            <text:p>RES 1.0K OHM 1/10W 5% 0603 SMD</text:p>
          </table:table-cell>
          <table:table-cell office:value-type="string">
            <text:p>311-1.0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.0KGRCT-ND</text:p>
          </table:table-cell>
        </table:table-row>
        <table:table-row table:style-name="ro1">
          <table:table-cell office:value-type="string">
            <text:p>R717, R718, R719, R720, R721, R722, R723, R724</text:p>
          </table:table-cell>
          <table:table-cell office:value-type="string">
            <text:p>33K</text:p>
          </table:table-cell>
          <table:table-cell office:value-type="float" office:value="8">
            <text:p>8</text:p>
          </table:table-cell>
          <table:table-cell office:value-type="string">
            <text:p>RES 33K OHM 1/10W 5% 0603 SMD</text:p>
          </table:table-cell>
          <table:table-cell office:value-type="string">
            <text:p>311-33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33KGRCT-ND</text:p>
          </table:table-cell>
        </table:table-row>
        <table:table-row table:style-name="ro1">
          <table:table-cell office:value-type="string">
            <text:p>R804, R805, R806, R808</text:p>
          </table:table-cell>
          <table:table-cell office:value-type="string">
            <text:p>100k</text:p>
          </table:table-cell>
          <table:table-cell office:value-type="float" office:value="4">
            <text:p>4</text:p>
          </table:table-cell>
          <table:table-cell office:value-type="string">
            <text:p>RES 100K OHM 1/10W 5% 0603 SMD</text:p>
          </table:table-cell>
          <table:table-cell office:value-type="string">
            <text:p>311-100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00KGRCT-ND</text:p>
          </table:table-cell>
        </table:table-row>
        <table:table-row table:style-name="ro1">
          <table:table-cell office:value-type="string">
            <text:p>R817, R818, R819, R820, R1001, R1002, R1003, R1004, R1005, R1006, R1007, R1014</text:p>
          </table:table-cell>
          <table:table-cell office:value-type="string">
            <text:p>0R</text:p>
          </table:table-cell>
          <table:table-cell office:value-type="float" office:value="12">
            <text:p>12</text:p>
          </table:table-cell>
          <table:table-cell office:value-type="string">
            <text:p>RES 0.0 OHM 1/10W JUMP 0603 SMD</text:p>
          </table:table-cell>
          <table:table-cell office:value-type="string">
            <text:p>311-0.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0.0GRCT-ND</text:p>
          </table:table-cell>
        </table:table-row>
        <table:table-row table:style-name="ro1">
          <table:table-cell office:value-type="string">
            <text:p>R901, R902, R903, R904</text:p>
          </table:table-cell>
          <table:table-cell table:style-name="ce1" office:value-type="string">
            <text:p>4.7</text:p>
          </table:table-cell>
          <table:table-cell office:value-type="float" office:value="4">
            <text:p>4</text:p>
          </table:table-cell>
          <table:table-cell office:value-type="string">
            <text:p>RES 4.7 OHM 1/10W 5% 0603 SMD</text:p>
          </table:table-cell>
          <table:table-cell office:value-type="string">
            <text:p>311-4.7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4.7GRCT-ND</text:p>
          </table:table-cell>
        </table:table-row>
        <table:table-row table:style-name="ro1">
          <table:table-cell office:value-type="string">
            <text:p>R905, R906, R907, R908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RES 237 OHM 1/10W .1% 0603 SMD</text:p>
          </table:table-cell>
          <table:table-cell office:value-type="string">
            <text:p>P237DBCT-ND</text:p>
          </table:table-cell>
          <table:table-cell office:value-type="string">
            <text:p>Panasonic Electronic Components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P237DBCT-ND</text:p>
          </table:table-cell>
        </table:table-row>
        <table:table-row table:style-name="ro1">
          <table:table-cell office:value-type="string">
            <text:p>R909, R910, R911, R912, R913, R914, R915, R916, R917, R918, R919, R920, R1201</text:p>
          </table:table-cell>
          <table:table-cell office:value-type="string">
            <text:p>15k</text:p>
          </table:table-cell>
          <table:table-cell office:value-type="float" office:value="13">
            <text:p>13</text:p>
          </table:table-cell>
          <table:table-cell office:value-type="string">
            <text:p>RES 15.0K OHM 1/10W .1% 0603 SMD</text:p>
          </table:table-cell>
          <table:table-cell office:value-type="string">
            <text:p>RG16P15.0KBCT-ND</text:p>
          </table:table-cell>
          <table:table-cell office:value-type="string">
            <text:p>Susumu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RG16P15.0KBCT-ND</text:p>
          </table:table-cell>
        </table:table-row>
        <table:table-row table:style-name="ro1">
          <table:table-cell office:value-type="string">
            <text:p>R921, R922, R923, R92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RES 100 OHM 1/10W 5% 0603 SMD</text:p>
          </table:table-cell>
          <table:table-cell office:value-type="string">
            <text:p>311-100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00GRCT-ND</text:p>
          </table:table-cell>
        </table:table-row>
        <table:table-row table:style-name="ro1">
          <table:table-cell office:value-type="string">
            <text:p>R1009</text:p>
          </table:table-cell>
          <table:table-cell office:value-type="string">
            <text:p>750k</text:p>
          </table:table-cell>
          <table:table-cell office:value-type="float" office:value="1">
            <text:p>1</text:p>
          </table:table-cell>
          <table:table-cell office:value-type="string">
            <text:p>RES 750K OHM 1/10W 5% 0603 SMD</text:p>
          </table:table-cell>
          <table:table-cell office:value-type="string">
            <text:p>311-750KG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750KGRCT-ND</text:p>
          </table:table-cell>
        </table:table-row>
        <table:table-row table:style-name="ro1">
          <table:table-cell office:value-type="string">
            <text:p>R1202</text:p>
          </table:table-cell>
          <table:table-cell office:value-type="string">
            <text:p>33k</text:p>
          </table:table-cell>
          <table:table-cell office:value-type="float" office:value="1">
            <text:p>1</text:p>
          </table:table-cell>
          <table:table-cell office:value-type="string">
            <text:p>RES 33.0K OHM 1/10W .1% 0603 SMD</text:p>
          </table:table-cell>
          <table:table-cell office:value-type="string">
            <text:p>RG16P33.0KBCT-ND</text:p>
          </table:table-cell>
          <table:table-cell office:value-type="string">
            <text:p>Susumu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RG16P33.0KBCT-ND</text:p>
          </table:table-cell>
        </table:table-row>
        <table:table-row table:style-name="ro1">
          <table:table-cell office:value-type="string">
            <text:p>R1203</text:p>
          </table:table-cell>
          <table:table-cell office:value-type="string">
            <text:p>2.49k</text:p>
          </table:table-cell>
          <table:table-cell office:value-type="float" office:value="1">
            <text:p>1</text:p>
          </table:table-cell>
          <table:table-cell office:value-type="string">
            <text:p>RES 2.49K OHM 1/10W .1% 0603 SMD</text:p>
          </table:table-cell>
          <table:table-cell office:value-type="string">
            <text:p>RG16P2.49KBCT-ND</text:p>
          </table:table-cell>
          <table:table-cell office:value-type="string">
            <text:p>Susumu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RG16P2.49KBCT-ND</text:p>
          </table:table-cell>
        </table:table-row>
        <table:table-row table:style-name="ro1">
          <table:table-cell office:value-type="string">
            <text:p>R1205</text:p>
          </table:table-cell>
          <table:table-cell table:style-name="ce1" office:value-type="string">
            <text:p>24.9</text:p>
          </table:table-cell>
          <table:table-cell office:value-type="float" office:value="1">
            <text:p>1</text:p>
          </table:table-cell>
          <table:table-cell office:value-type="string">
            <text:p>RES 24.9 OHM 1/10W .1% SMD 0603</text:p>
          </table:table-cell>
          <table:table-cell office:value-type="string">
            <text:p>RT0603BRD0724R9L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RT0603BRD0724R9L-ND</text:p>
          </table:table-cell>
        </table:table-row>
        <table:table-row table:style-name="ro1">
          <table:table-cell office:value-type="string">
            <text:p>R1303</text:p>
          </table:table-cell>
          <table:table-cell office:value-type="string">
            <text:p>12K 1%</text:p>
          </table:table-cell>
          <table:table-cell office:value-type="float" office:value="1">
            <text:p>1</text:p>
          </table:table-cell>
          <table:table-cell office:value-type="string">
            <text:p>RES 12.0K OHM 1/10W 1% 0603 SMD</text:p>
          </table:table-cell>
          <table:table-cell office:value-type="string">
            <text:p>311-12.0KHRCT-ND</text:p>
          </table:table-cell>
          <table:table-cell office:value-type="string">
            <text:p>Yageo</text:p>
          </table:table-cell>
          <table:table-cell office:value-type="string">
            <text:p>r_0603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311-12.0KHRCT-ND</text:p>
          </table:table-cell>
        </table:table-row>
        <table:table-row table:style-name="ro1">
          <table:table-cell office:value-type="string">
            <text:p>SW201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SWITCH TACTILE SPST-NO 0.05A 12V</text:p>
          </table:table-cell>
          <table:table-cell office:value-type="string">
            <text:p>2-1437565-9</text:p>
          </table:table-cell>
          <table:table-cell office:value-type="string">
            <text:p>TE Connectivity</text:p>
          </table:table-cell>
          <table:table-cell office:value-type="string">
            <text:p>TACT_SMD_4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2-1437565-9</text:p>
          </table:table-cell>
        </table:table-row>
        <table:table-row table:style-name="ro1">
          <table:table-cell office:value-type="string">
            <text:p>TH401, TH402</text:p>
          </table:table-cell>
          <table:table-cell office:value-type="string">
            <text:p>USMF020</text:p>
          </table:table-cell>
          <table:table-cell office:value-type="float" office:value="2">
            <text:p>2</text:p>
          </table:table-cell>
          <table:table-cell office:value-type="string">
            <text:p>FUSE RESETTABLE .20A 30V HLD SMD</text:p>
          </table:table-cell>
          <table:table-cell office:value-type="string">
            <text:p>MF-USMF020-2CT-ND</text:p>
          </table:table-cell>
          <table:table-cell office:value-type="string">
            <text:p>Bourns Inc.</text:p>
          </table:table-cell>
          <table:table-cell office:value-type="string">
            <text:p>ptc_1210</text:p>
          </table:table-cell>
          <table:table-cell office:value-type="string">
            <text:p>../datasheet/passive/protect/mfusmf.pdf</text:p>
          </table:table-cell>
          <table:table-cell office:value-type="string">
            <text:p>http://search.digikey.com/scripts/DkSearch/dksus.dll?Detail&amp;name=MF-USMF020-2CT-ND</text:p>
          </table:table-cell>
        </table:table-row>
        <table:table-row table:style-name="ro1">
          <table:table-cell office:value-type="string">
            <text:p>TH601</text:p>
          </table:table-cell>
          <table:table-cell office:value-type="string">
            <text:p>MF-USMF035-2</text:p>
          </table:table-cell>
          <table:table-cell office:value-type="float" office:value="1">
            <text:p>1</text:p>
          </table:table-cell>
          <table:table-cell office:value-type="string">
            <text:p>FUSE RESETTABLE .35A HOLD SMD</text:p>
          </table:table-cell>
          <table:table-cell office:value-type="string">
            <text:p>MF-USMF035-2CT-ND</text:p>
          </table:table-cell>
          <table:table-cell office:value-type="string">
            <text:p>Bourns Inc.</text:p>
          </table:table-cell>
          <table:table-cell office:value-type="string">
            <text:p>ptc_1210</text:p>
          </table:table-cell>
          <table:table-cell office:value-type="string">
            <text:p>../datasheets/passive/protect/mfusmf.pdf</text:p>
          </table:table-cell>
          <table:table-cell office:value-type="string">
            <text:p>http://search.digikey.com/scripts/DkSearch/dksus.dll?Detail&amp;name=MF-USMF035-2CT-ND</text:p>
          </table:table-cell>
        </table:table-row>
        <table:table-row table:style-name="ro1">
          <table:table-cell office:value-type="string">
            <text:p>TH603</text:p>
          </table:table-cell>
          <table:table-cell office:value-type="string">
            <text:p>MF-USMF110-2</text:p>
          </table:table-cell>
          <table:table-cell office:value-type="float" office:value="1">
            <text:p>1</text:p>
          </table:table-cell>
          <table:table-cell office:value-type="string">
            <text:p>FUSE RESETTABLE 1.10A 6V HLD SMD</text:p>
          </table:table-cell>
          <table:table-cell office:value-type="string">
            <text:p>MF-USMF110-2CT-ND</text:p>
          </table:table-cell>
          <table:table-cell office:value-type="string">
            <text:p>Bourns Inc.</text:p>
          </table:table-cell>
          <table:table-cell office:value-type="string">
            <text:p>ptc_1210</text:p>
          </table:table-cell>
          <table:table-cell office:value-type="string">
            <text:p>../datasheets/passive/protect/mfusmf.pdf</text:p>
          </table:table-cell>
          <table:table-cell office:value-type="string">
            <text:p>http://search.digikey.com/scripts/DkSearch/dksus.dll?Detail&amp;name=MF-USMF110-2CT-ND</text:p>
          </table:table-cell>
        </table:table-row>
        <table:table-row table:style-name="ro1">
          <table:table-cell office:value-type="string">
            <text:p>TH605, TH801, TH802, TH803, TH804, TH1102</text:p>
          </table:table-cell>
          <table:table-cell office:value-type="string">
            <text:p>1812L110/33MR</text:p>
          </table:table-cell>
          <table:table-cell office:value-type="float" office:value="6">
            <text:p>6</text:p>
          </table:table-cell>
          <table:table-cell office:value-type="string">
            <text:p>PTC RESETTABLE 33V 1.10A 1812L</text:p>
          </table:table-cell>
          <table:table-cell office:value-type="string">
            <text:p>F3486CT-ND</text:p>
          </table:table-cell>
          <table:table-cell office:value-type="string">
            <text:p>Littelfuse Inc</text:p>
          </table:table-cell>
          <table:table-cell office:value-type="string">
            <text:p>ptc_1812</text:p>
          </table:table-cell>
          <table:table-cell office:value-type="string">
            <text:p>../datasheets/passive/protect/Littelfuse_ptc_1812L.pdf</text:p>
          </table:table-cell>
          <table:table-cell office:value-type="string">
            <text:p>http://search.digikey.com/scripts/DkSearch/dksus.dll?Detail&amp;name=F3486CT-ND</text:p>
          </table:table-cell>
        </table:table-row>
        <table:table-row table:style-name="ro1">
          <table:table-cell office:value-type="string">
            <text:p>TH1101</text:p>
          </table:table-cell>
          <table:table-cell office:value-type="string">
            <text:p>MF-SM300</text:p>
          </table:table-cell>
          <table:table-cell office:value-type="float" office:value="1">
            <text:p>1</text:p>
          </table:table-cell>
          <table:table-cell office:value-type="string">
            <text:p>FUSE RESETTABLE 3.0A HOLD SMD</text:p>
          </table:table-cell>
          <table:table-cell office:value-type="string">
            <text:p>MF-SM300-2CT-ND</text:p>
          </table:table-cell>
          <table:table-cell office:value-type="string">
            <text:p>Bourns Inc.</text:p>
          </table:table-cell>
          <table:table-cell office:value-type="string">
            <text:p>MF-SM300</text:p>
          </table:table-cell>
          <table:table-cell office:value-type="string">
            <text:p>../datasheet/passive/protect/mfsm.pdf</text:p>
          </table:table-cell>
          <table:table-cell office:value-type="string">
            <text:p>http://search.digikey.com/scripts/DkSearch/dksus.dll?Detail&amp;name=MF-SM300-2CT-ND</text:p>
          </table:table-cell>
        </table:table-row>
        <table:table-row table:style-name="ro1">
          <table:table-cell office:value-type="string">
            <text:p>TH1201</text:p>
          </table:table-cell>
          <table:table-cell office:value-type="string">
            <text:p>MF-USMF005-2</text:p>
          </table:table-cell>
          <table:table-cell office:value-type="float" office:value="1">
            <text:p>1</text:p>
          </table:table-cell>
          <table:table-cell office:value-type="string">
            <text:p>FUSE RESETTABLE .05A 30V HLD SMD</text:p>
          </table:table-cell>
          <table:table-cell office:value-type="string">
            <text:p>MF-USMF005-2CT-ND</text:p>
          </table:table-cell>
          <table:table-cell office:value-type="string">
            <text:p>Bourns Inc.</text:p>
          </table:table-cell>
          <table:table-cell office:value-type="string">
            <text:p>ptc_1210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MF-USMF005-2CT-ND</text:p>
          </table:table-cell>
        </table:table-row>
        <table:table-row table:style-name="ro1">
          <table:table-cell office:value-type="string">
            <text:p>TR501, TR1301</text:p>
          </table:table-cell>
          <table:table-cell office:value-type="string">
            <text:p>SRF2012</text:p>
          </table:table-cell>
          <table:table-cell office:value-type="float" office:value="2">
            <text:p>2</text:p>
          </table:table-cell>
          <table:table-cell office:value-type="string">
            <text:p>INDUCTOR COMMON MODE 90 OHM SMD</text:p>
          </table:table-cell>
          <table:table-cell office:value-type="string">
            <text:p>SRF2012-900YCT-ND</text:p>
          </table:table-cell>
          <table:table-cell office:value-type="string">
            <text:p>BOURNS</text:p>
          </table:table-cell>
          <table:table-cell office:value-type="string">
            <text:p>SRF2012</text:p>
          </table:table-cell>
          <table:table-cell office:value-type="string">
            <text:p>../datasheets/passive/inductor/SFR2012.pdf</text:p>
          </table:table-cell>
          <table:table-cell office:value-type="string">
            <text:p>http://search.digikey.com/scripts/DkSearch/dksus.dll?Detail&amp;name=SRF2012-900YCT-ND</text:p>
          </table:table-cell>
        </table:table-row>
        <table:table-row table:style-name="ro1">
          <table:table-cell office:value-type="string">
            <text:p>U201</text:p>
          </table:table-cell>
          <table:table-cell office:value-type="string">
            <text:p>MK60FX512VLQ15</text:p>
          </table:table-cell>
          <table:table-cell office:value-type="float" office:value="1">
            <text:p>1</text:p>
          </table:table-cell>
          <table:table-cell office:value-type="string">
            <text:p>MCU ARM 512KB FLASH</text:p>
          </table:table-cell>
          <table:table-cell office:value-type="string">
            <text:p>MK60FX512VLQ15-ND</text:p>
          </table:table-cell>
          <table:table-cell office:value-type="string">
            <text:p>Freescale Semiconductor</text:p>
          </table:table-cell>
          <table:table-cell office:value-type="string">
            <text:p>LQFP144</text:p>
          </table:table-cell>
          <table:table-cell office:value-type="string">
            <text:p>../datasheets/K60/K60P144M150SF3RM.pdf</text:p>
          </table:table-cell>
          <table:table-cell office:value-type="string">
            <text:p>http://search.digikey.com/scripts/DkSearch/dksus.dll?Detail&amp;name=MK60FX512VLQ15-ND</text:p>
          </table:table-cell>
        </table:table-row>
        <table:table-row table:style-name="ro1">
          <table:table-cell office:value-type="string">
            <text:p>U301</text:p>
          </table:table-cell>
          <table:table-cell office:value-type="string">
            <text:p>FXO-HC735-25</text:p>
          </table:table-cell>
          <table:table-cell office:value-type="float" office:value="1">
            <text:p>1</text:p>
          </table:table-cell>
          <table:table-cell office:value-type="string">
            <text:p>HCMOS 7 x 5mm 3.3V Oscillator</text:p>
          </table:table-cell>
          <table:table-cell office:value-type="string">
            <text:p>631-1055-1-ND</text:p>
          </table:table-cell>
          <table:table-cell office:value-type="string">
            <text:p>Fox Electronics</text:p>
          </table:table-cell>
          <table:table-cell office:value-type="string">
            <text:p>FXODFN4</text:p>
          </table:table-cell>
          <table:table-cell office:value-type="string">
            <text:p>../datasheets/ic/FXO_HC73.pdf</text:p>
          </table:table-cell>
          <table:table-cell office:value-type="string">
            <text:p>http://search.digikey.com/scripts/DkSearch/dksus.dll?Detail&amp;name=631-1055-1-ND</text:p>
          </table:table-cell>
        </table:table-row>
        <table:table-row table:style-name="ro1">
          <table:table-cell office:value-type="string">
            <text:p>U302</text:p>
          </table:table-cell>
          <table:table-cell office:value-type="string">
            <text:p>KSZ8041TLI</text:p>
          </table:table-cell>
          <table:table-cell office:value-type="float" office:value="1">
            <text:p>1</text:p>
          </table:table-cell>
          <table:table-cell office:value-type="string">
            <text:p>Ethernet 10/100 PHY W/AUTO MDIX</text:p>
          </table:table-cell>
          <table:table-cell office:value-type="string">
            <text:p>576-2971-5-ND</text:p>
          </table:table-cell>
          <table:table-cell office:value-type="string">
            <text:p>Micrel</text:p>
          </table:table-cell>
          <table:table-cell office:value-type="string">
            <text:p>TQFP48</text:p>
          </table:table-cell>
          <table:table-cell office:value-type="string">
            <text:p>../datasheets/ic/KSZ8041TL.pdf</text:p>
          </table:table-cell>
          <table:table-cell office:value-type="string">
            <text:p>http://search.digikey.com/scripts/DkSearch/dksus.dll?Detail&amp;name=576-2971-5-ND</text:p>
          </table:table-cell>
        </table:table-row>
        <table:table-row table:style-name="ro1">
          <table:table-cell office:value-type="string">
            <text:p>U303</text:p>
          </table:table-cell>
          <table:table-cell office:value-type="string">
            <text:p>NB2304AI2DG</text:p>
          </table:table-cell>
          <table:table-cell office:value-type="float" office:value="1">
            <text:p>1</text:p>
          </table:table-cell>
          <table:table-cell office:value-type="string">
            <text:p>3.3 V Zero Delay Clock Buffer</text:p>
          </table:table-cell>
          <table:table-cell office:value-type="string">
            <text:p>NB2304AI2DGOS-ND</text:p>
          </table:table-cell>
          <table:table-cell office:value-type="string">
            <text:p>ON Semi</text:p>
          </table:table-cell>
          <table:table-cell office:value-type="string">
            <text:p>SOIC-8</text:p>
          </table:table-cell>
          <table:table-cell office:value-type="string">
            <text:p>../datasheets/ic/NB2304A-D.pdf</text:p>
          </table:table-cell>
          <table:table-cell office:value-type="string">
            <text:p>http://search.digikey.com/scripts/DkSearch/dksus.dll?Detail&amp;name=NB2304AI2DGOS-ND</text:p>
          </table:table-cell>
        </table:table-row>
        <table:table-row table:style-name="ro1">
          <table:table-cell office:value-type="string">
            <text:p>U401</text:p>
          </table:table-cell>
          <table:table-cell office:value-type="string">
            <text:p>SP1486EEN-L</text:p>
          </table:table-cell>
          <table:table-cell office:value-type="float" office:value="1">
            <text:p>1</text:p>
          </table:table-cell>
          <table:table-cell office:value-type="string">
            <text:p>IC TXRX RS485/422 PROFIBUS 8SOIC</text:p>
          </table:table-cell>
          <table:table-cell office:value-type="string">
            <text:p>1016-1003-5-ND</text:p>
          </table:table-cell>
          <table:table-cell office:value-type="string">
            <text:p>Exar Corporation</text:p>
          </table:table-cell>
          <table:table-cell office:value-type="string">
            <text:p>SOIC-8</text:p>
          </table:table-cell>
          <table:table-cell office:value-type="string">
            <text:p>../datasheets/ic/SP1486EEN-L.pdf</text:p>
          </table:table-cell>
          <table:table-cell office:value-type="string">
            <text:p>http://search.digikey.com/scripts/DkSearch/dksus.dll?Detail&amp;name=1016-1003-5-ND</text:p>
          </table:table-cell>
        </table:table-row>
        <table:table-row table:style-name="ro1">
          <table:table-cell office:value-type="string">
            <text:p>U402</text:p>
          </table:table-cell>
          <table:table-cell office:value-type="string">
            <text:p>ST3232E</text:p>
          </table:table-cell>
          <table:table-cell office:value-type="float" office:value="1">
            <text:p>1</text:p>
          </table:table-cell>
          <table:table-cell office:value-type="string">
            <text:p>IC DRVR/RCVR RS232 ESD 16-TSSOP</text:p>
          </table:table-cell>
          <table:table-cell office:value-type="string">
            <text:p>497-6538-1-ND</text:p>
          </table:table-cell>
          <table:table-cell office:value-type="string">
            <text:p>STMicroelectronics</text:p>
          </table:table-cell>
          <table:table-cell office:value-type="string">
            <text:p>TSSOP-16</text:p>
          </table:table-cell>
          <table:table-cell office:value-type="string">
            <text:p>../datasheets/ic/st3232ebec.pdf</text:p>
          </table:table-cell>
          <table:table-cell office:value-type="string">
            <text:p>http://search.digikey.com/scripts/DkSearch/dksus.dll?Detail&amp;name=497-6538-1-ND</text:p>
          </table:table-cell>
        </table:table-row>
        <table:table-row table:style-name="ro1">
          <table:table-cell office:value-type="string">
            <text:p>U403</text:p>
          </table:table-cell>
          <table:table-cell office:value-type="string">
            <text:p>AMIS42665TJAA1RG</text:p>
          </table:table-cell>
          <table:table-cell office:value-type="float" office:value="1">
            <text:p>1</text:p>
          </table:table-cell>
          <table:table-cell office:value-type="string">
            <text:p>TRANSCEIVER CAN HS LO PWR 8-SOIC</text:p>
          </table:table-cell>
          <table:table-cell office:value-type="string">
            <text:p>766-1006-1-ND</text:p>
          </table:table-cell>
          <table:table-cell office:value-type="string">
            <text:p>ON Semiconductor</text:p>
          </table:table-cell>
          <table:table-cell office:value-type="string">
            <text:p>SOIC-8</text:p>
          </table:table-cell>
          <table:table-cell office:value-type="string">
            <text:p>../datasheets/ic/AMIS-42665-D.PDF</text:p>
          </table:table-cell>
          <table:table-cell office:value-type="string">
            <text:p>http://search.digikey.com/scripts/DkSearch/dksus.dll?Detail&amp;name=766-1006-1-ND</text:p>
          </table:table-cell>
        </table:table-row>
        <table:table-row table:style-name="ro1">
          <table:table-cell office:value-type="string">
            <text:p>U501</text:p>
          </table:table-cell>
          <table:table-cell office:value-type="string">
            <text:p>MIC2025-2YM</text:p>
          </table:table-cell>
          <table:table-cell office:value-type="float" office:value="1">
            <text:p>1</text:p>
          </table:table-cell>
          <table:table-cell office:value-type="string">
            <text:p>IC SINGLE CHANNEL POWER DISTRIBUTION SWITCH 500mA</text:p>
          </table:table-cell>
          <table:table-cell office:value-type="string">
            <text:p>576-1058-ND</text:p>
          </table:table-cell>
          <table:table-cell office:value-type="string">
            <text:p>MICREL</text:p>
          </table:table-cell>
          <table:table-cell office:value-type="string">
            <text:p>SOIC-8</text:p>
          </table:table-cell>
          <table:table-cell office:value-type="string">
            <text:p>../datasheets/ic/mic2025.pdf</text:p>
          </table:table-cell>
          <table:table-cell office:value-type="string">
            <text:p>http://search.digikey.com/scripts/DkSearch/dksus.dll?Detail&amp;name=576-1058-ND</text:p>
          </table:table-cell>
        </table:table-row>
        <table:table-row table:style-name="ro1">
          <table:table-cell office:value-type="string">
            <text:p>U502</text:p>
          </table:table-cell>
          <table:table-cell office:value-type="string">
            <text:p>PRTR5V0U2X</text:p>
          </table:table-cell>
          <table:table-cell office:value-type="float" office:value="1">
            <text:p>1</text:p>
          </table:table-cell>
          <table:table-cell office:value-type="string">
            <text:p>IC TVS DIODE 2 CHANNEL 10V CLAMP SOT1434</text:p>
          </table:table-cell>
          <table:table-cell office:value-type="string">
            <text:p>CM1213A-02SROSCT-ND</text:p>
          </table:table-cell>
          <table:table-cell office:value-type="string">
            <text:p>ON SEMICONDUCTOR</text:p>
          </table:table-cell>
          <table:table-cell office:value-type="string">
            <text:p>SOT-143-4</text:p>
          </table:table-cell>
          <table:table-cell office:value-type="string">
            <text:p>../datasheets/passive/protect/CM1213A-D.PDF</text:p>
          </table:table-cell>
          <table:table-cell office:value-type="string">
            <text:p>http://search.digikey.com/scripts/DkSearch/dksus.dll?Detail&amp;name=CM1213A-02SROSCT-ND</text:p>
          </table:table-cell>
        </table:table-row>
        <table:table-row table:style-name="ro1">
          <table:table-cell office:value-type="string">
            <text:p>U701, U702</text:p>
          </table:table-cell>
          <table:table-cell office:value-type="string">
            <text:p>TLP290-4</text:p>
          </table:table-cell>
          <table:table-cell office:value-type="float" office:value="2">
            <text:p>2</text:p>
          </table:table-cell>
          <table:table-cell office:value-type="string">
            <text:p>OPTOISOLTR 2.5KV 4CH TRANS 16-SO</text:p>
          </table:table-cell>
          <table:table-cell office:value-type="string">
            <text:p>TLP290-4(TPETR-ND</text:p>
          </table:table-cell>
          <table:table-cell office:value-type="string">
            <text:p>Toshiba Semiconductor and Storage</text:p>
          </table:table-cell>
          <table:table-cell office:value-type="string">
            <text:p>SSOP-16</text:p>
          </table:table-cell>
          <table:table-cell office:value-type="string">
            <text:p>../datasheets/ic/TLP290-4.pdf</text:p>
          </table:table-cell>
          <table:table-cell office:value-type="string">
            <text:p>http://search.digikey.com/scripts/DkSearch/dksus.dll?Detail&amp;name=TLP290-4(TPETR-ND</text:p>
          </table:table-cell>
        </table:table-row>
        <table:table-row table:style-name="ro1">
          <table:table-cell office:value-type="string">
            <text:p>U801, U802, U803, U804</text:p>
          </table:table-cell>
          <table:table-cell office:value-type="string">
            <text:p>MCP1416T</text:p>
          </table:table-cell>
          <table:table-cell office:value-type="float" office:value="4">
            <text:p>4</text:p>
          </table:table-cell>
          <table:table-cell office:value-type="string">
            <text:p>IC MOSFET DVR 1.5A HS SOT23-5</text:p>
          </table:table-cell>
          <table:table-cell office:value-type="string">
            <text:p>MCP1416T-E/OTCT-ND</text:p>
          </table:table-cell>
          <table:table-cell office:value-type="string">
            <text:p>Microchip</text:p>
          </table:table-cell>
          <table:table-cell office:value-type="string">
            <text:p>SOT-23-5</text:p>
          </table:table-cell>
          <table:table-cell office:value-type="string">
            <text:p>../datasheets/ic/MCP1415.pdf</text:p>
          </table:table-cell>
          <table:table-cell office:value-type="string">
            <text:p>http://search.digikey.com/scripts/DkSearch/dksus.dll?Detail&amp;name=MCP1416T-E/OTCT-ND</text:p>
          </table:table-cell>
        </table:table-row>
        <table:table-row table:style-name="ro1">
          <table:table-cell office:value-type="string">
            <text:p>U901</text:p>
          </table:table-cell>
          <table:table-cell office:value-type="string">
            <text:p>MCP6024</text:p>
          </table:table-cell>
          <table:table-cell office:value-type="float" office:value="1">
            <text:p>1</text:p>
          </table:table-cell>
          <table:table-cell office:value-type="string">
            <text:p>IC OPAMP GP 10MHZ RRO 14TSSOP</text:p>
          </table:table-cell>
          <table:table-cell office:value-type="string">
            <text:p>MCP6024-I/ST-ND</text:p>
          </table:table-cell>
          <table:table-cell office:value-type="string">
            <text:p>Microchip Technology</text:p>
          </table:table-cell>
          <table:table-cell office:value-type="string">
            <text:p>TSSOP-14</text:p>
          </table:table-cell>
          <table:table-cell office:value-type="string">
            <text:p>../datasheets/ic/MCP6024.pdf</text:p>
          </table:table-cell>
          <table:table-cell office:value-type="string">
            <text:p>http://search.digikey.com/scripts/DkSearch/dksus.dll?Detail&amp;name=MCP6024-I/ST-ND</text:p>
          </table:table-cell>
        </table:table-row>
        <table:table-row table:style-name="ro1">
          <table:table-cell office:value-type="string">
            <text:p>U1001</text:p>
          </table:table-cell>
          <table:table-cell office:value-type="string">
            <text:p>S25FL032P0XMFI013</text:p>
          </table:table-cell>
          <table:table-cell office:value-type="float" office:value="1">
            <text:p>1</text:p>
          </table:table-cell>
          <table:table-cell office:value-type="string">
            <text:p>IC NOR FLASH 32MBIT 104MHZ</text:p>
          </table:table-cell>
          <table:table-cell office:value-type="string">
            <text:p>S25FL032P0XMFI013-ND</text:p>
          </table:table-cell>
          <table:table-cell office:value-type="string">
            <text:p>Spansion Inc.</text:p>
          </table:table-cell>
          <table:table-cell office:value-type="string">
            <text:p>SOIC-8_WIDE</text:p>
          </table:table-cell>
          <table:table-cell office:value-type="string">
            <text:p>../datasheets/ic/S25FL032P.pdf</text:p>
          </table:table-cell>
          <table:table-cell office:value-type="string">
            <text:p>http://search.digikey.com/scripts/DkSearch/dksus.dll?Detail&amp;name=S25FL032P0XMFI013-ND</text:p>
          </table:table-cell>
        </table:table-row>
        <table:table-row table:style-name="ro1">
          <table:table-cell office:value-type="string">
            <text:p>U1002</text:p>
          </table:table-cell>
          <table:table-cell office:value-type="string">
            <text:p>24AA1025</text:p>
          </table:table-cell>
          <table:table-cell office:value-type="float" office:value="1">
            <text:p>1</text:p>
          </table:table-cell>
          <table:table-cell office:value-type="string">
            <text:p>IC EEPROM 1MBIT 400KHZ 8SOIC</text:p>
          </table:table-cell>
          <table:table-cell office:value-type="string">
            <text:p>24AA1025-I/SN-ND</text:p>
          </table:table-cell>
          <table:table-cell office:value-type="string">
            <text:p>Microchip Technology</text:p>
          </table:table-cell>
          <table:table-cell office:value-type="string">
            <text:p>SOIC-8</text:p>
          </table:table-cell>
          <table:table-cell office:value-type="string">
            <text:p>../datasheets/ic/20001941L.pdf</text:p>
          </table:table-cell>
          <table:table-cell office:value-type="string">
            <text:p>http://search.digikey.com/scripts/DkSearch/dksus.dll?Detail&amp;name=24AA1025-I/SN-ND</text:p>
          </table:table-cell>
        </table:table-row>
        <table:table-row table:style-name="ro1">
          <table:table-cell office:value-type="string">
            <text:p>U1003</text:p>
          </table:table-cell>
          <table:table-cell office:value-type="string">
            <text:p>24AA025E48</text:p>
          </table:table-cell>
          <table:table-cell office:value-type="float" office:value="1">
            <text:p>1</text:p>
          </table:table-cell>
          <table:table-cell office:value-type="string">
            <text:p>IC EEPROM 2KBIT 400KHZ 8SOIC</text:p>
          </table:table-cell>
          <table:table-cell office:value-type="string">
            <text:p>24AA025E48-I/SN-ND</text:p>
          </table:table-cell>
          <table:table-cell office:value-type="string">
            <text:p>Microchip Technology</text:p>
          </table:table-cell>
          <table:table-cell office:value-type="string">
            <text:p>SOIC-8</text:p>
          </table:table-cell>
          <table:table-cell office:value-type="string">
            <text:p>../datasheets/ic/20002124E.pdf</text:p>
          </table:table-cell>
          <table:table-cell office:value-type="string">
            <text:p>http://search.digikey.com/scripts/DkSearch/dksus.dll?Detail&amp;name=24AA025E48-I/SN-ND</text:p>
          </table:table-cell>
        </table:table-row>
        <table:table-row table:style-name="ro1">
          <table:table-cell office:value-type="string">
            <text:p>U1101</text:p>
          </table:table-cell>
          <table:table-cell office:value-type="string">
            <text:p>LM2596-5.0</text:p>
          </table:table-cell>
          <table:table-cell office:value-type="float" office:value="1">
            <text:p>1</text:p>
          </table:table-cell>
          <table:table-cell office:value-type="string">
            <text:p>IC REG BUCK 5V 3A TO263-5</text:p>
          </table:table-cell>
          <table:table-cell office:value-type="string">
            <text:p>LM2596SX-5.0/NOPBCT-ND</text:p>
          </table:table-cell>
          <table:table-cell office:value-type="string">
            <text:p>Texas Instruments</text:p>
          </table:table-cell>
          <table:table-cell office:value-type="string">
            <text:p>LM2596</text:p>
          </table:table-cell>
          <table:table-cell office:value-type="string">
            <text:p>../datasheets/ic/lm2596.pdf</text:p>
          </table:table-cell>
          <table:table-cell office:value-type="string">
            <text:p>http://search.digikey.com/scripts/DkSearch/dksus.dll?Detail&amp;name=LM2596SX-5.0/NOPBCT-ND</text:p>
          </table:table-cell>
        </table:table-row>
        <table:table-row table:style-name="ro1">
          <table:table-cell office:value-type="string">
            <text:p>U1102</text:p>
          </table:table-cell>
          <table:table-cell office:value-type="string">
            <text:p>NCP1117ST33T3G</text:p>
          </table:table-cell>
          <table:table-cell office:value-type="float" office:value="1">
            <text:p>1</text:p>
          </table:table-cell>
          <table:table-cell office:value-type="string">
            <text:p>IC REG LDO 3.3V 1A SOT223</text:p>
          </table:table-cell>
          <table:table-cell office:value-type="string">
            <text:p>NCP1117ST33T3GOSCT-ND</text:p>
          </table:table-cell>
          <table:table-cell office:value-type="string">
            <text:p>ON Semiconductor</text:p>
          </table:table-cell>
          <table:table-cell office:value-type="string">
            <text:p>SOT-223</text:p>
          </table:table-cell>
          <table:table-cell office:value-type="string">
            <text:p>../datasheets/ic/NCP1117-D.pdf</text:p>
          </table:table-cell>
          <table:table-cell office:value-type="string">
            <text:p>http://search.digikey.com/scripts/DkSearch/dksus.dll?Detail&amp;name=NCP1117ST33T3GOSCT-ND</text:p>
          </table:table-cell>
        </table:table-row>
        <table:table-row table:style-name="ro1">
          <table:table-cell office:value-type="string">
            <text:p>U1201</text:p>
          </table:table-cell>
          <table:table-cell office:value-type="string">
            <text:p>LM358DG</text:p>
          </table:table-cell>
          <table:table-cell office:value-type="float" office:value="1">
            <text:p>1</text:p>
          </table:table-cell>
          <table:table-cell office:value-type="string">
            <text:p>IC OPAMP GP 1MHZ 8SOIC</text:p>
          </table:table-cell>
          <table:table-cell office:value-type="string">
            <text:p>LM358DGOS-ND</text:p>
          </table:table-cell>
          <table:table-cell office:value-type="string">
            <text:p>ON Semiconductor</text:p>
          </table:table-cell>
          <table:table-cell office:value-type="string">
            <text:p>SOIC-8</text:p>
          </table:table-cell>
          <table:table-cell office:value-type="string">
            <text:p>../datahseets/ic/lm358.pdf</text:p>
          </table:table-cell>
          <table:table-cell office:value-type="string">
            <text:p>http://search.digikey.com/scripts/DkSearch/dksus.dll?Detail&amp;name=LM358DGOS-ND</text:p>
          </table:table-cell>
        </table:table-row>
        <table:table-row table:style-name="ro1">
          <table:table-cell office:value-type="string">
            <text:p>U1301</text:p>
          </table:table-cell>
          <table:table-cell office:value-type="string">
            <text:p>74HC244</text:p>
          </table:table-cell>
          <table:table-cell office:value-type="float" office:value="1">
            <text:p>1</text:p>
          </table:table-cell>
          <table:table-cell office:value-type="string">
            <text:p>IC BUFF/DVR TRI-ST DUAL 20TSSOP</text:p>
          </table:table-cell>
          <table:table-cell office:value-type="string">
            <text:p>568-8285-5-ND</text:p>
          </table:table-cell>
          <table:table-cell office:value-type="string">
            <text:p>NXP</text:p>
          </table:table-cell>
          <table:table-cell office:value-type="string">
            <text:p>TSSOP-20</text:p>
          </table:table-cell>
          <table:table-cell office:value-type="string">
            <text:p>../datasheets/ic/74HC244.pdf</text:p>
          </table:table-cell>
          <table:table-cell office:value-type="string">
            <text:p>http://search.digikey.com/scripts/DkSearch/dksus.dll?Detail&amp;name=568-8285-5-ND</text:p>
          </table:table-cell>
        </table:table-row>
        <table:table-row table:style-name="ro1">
          <table:table-cell office:value-type="string">
            <text:p>U1302</text:p>
          </table:table-cell>
          <table:table-cell office:value-type="string">
            <text:p>FT2232H</text:p>
          </table:table-cell>
          <table:table-cell office:value-type="float" office:value="1">
            <text:p>1</text:p>
          </table:table-cell>
          <table:table-cell office:value-type="string">
            <text:p>IC FT2232H DUAL HIGH SPEED USB TO MULTIPURPOSE UART/FIFO</text:p>
          </table:table-cell>
          <table:table-cell office:value-type="string">
            <text:p>768-1024-1-ND</text:p>
          </table:table-cell>
          <table:table-cell office:value-type="string">
            <text:p>FTDI CHIP</text:p>
          </table:table-cell>
          <table:table-cell office:value-type="string">
            <text:p>TQFP64</text:p>
          </table:table-cell>
          <table:table-cell office:value-type="string">
            <text:p>../datasheet/ic/DS_FT2232H.pdf</text:p>
          </table:table-cell>
          <table:table-cell office:value-type="string">
            <text:p>http://search.digikey.com/scripts/DkSearch/dksus.dll?Detail&amp;name=768-1024-1-ND</text:p>
          </table:table-cell>
        </table:table-row>
        <table:table-row table:style-name="ro1">
          <table:table-cell office:value-type="string">
            <text:p>U1303</text:p>
          </table:table-cell>
          <table:table-cell office:value-type="string">
            <text:p>93C56</text:p>
          </table:table-cell>
          <table:table-cell office:value-type="float" office:value="1">
            <text:p>1</text:p>
          </table:table-cell>
          <table:table-cell office:value-type="string">
            <text:p>IC EEPROM 1KBIT 2MHZ 8SOIC</text:p>
          </table:table-cell>
          <table:table-cell office:value-type="string">
            <text:p>AT93C46DN-SH-B-ND</text:p>
          </table:table-cell>
          <table:table-cell office:value-type="string">
            <text:p>ATMEL</text:p>
          </table:table-cell>
          <table:table-cell office:value-type="string">
            <text:p>SOIC-8</text:p>
          </table:table-cell>
          <table:table-cell office:value-type="string">
            <text:p>../datasheets/ic/EEPROM_93C56.pdf</text:p>
          </table:table-cell>
          <table:table-cell office:value-type="string">
            <text:p>http://search.digikey.com/scripts/DkSearch/dksus.dll?Detail&amp;name=AT93C46DN-SH-B-ND</text:p>
          </table:table-cell>
        </table:table-row>
        <table:table-row table:style-name="ro1">
          <table:table-cell office:value-type="string">
            <text:p>U1304</text:p>
          </table:table-cell>
          <table:table-cell office:value-type="string">
            <text:p>PRTR5V0U2X</text:p>
          </table:table-cell>
          <table:table-cell office:value-type="float" office:value="1">
            <text:p>1</text:p>
          </table:table-cell>
          <table:table-cell office:value-type="string">
            <text:p>IC TVS DIODE 2 CHANNEL 10V CLAMP SOT1434</text:p>
          </table:table-cell>
          <table:table-cell office:value-type="string">
            <text:p>568-4140-1-ND</text:p>
          </table:table-cell>
          <table:table-cell office:value-type="string">
            <text:p>NXP</text:p>
          </table:table-cell>
          <table:table-cell office:value-type="string">
            <text:p>SOT-143-4</text:p>
          </table:table-cell>
          <table:table-cell office:value-type="string">
            <text:p>../datasheets/passive/protect/PRTR5V0U2X.pdf</text:p>
          </table:table-cell>
          <table:table-cell office:value-type="string">
            <text:p>http://search.digikey.com/scripts/DkSearch/dksus.dll?Detail&amp;name=568-4140-1-ND</text:p>
          </table:table-cell>
        </table:table-row>
        <table:table-row table:style-name="ro1">
          <table:table-cell office:value-type="string">
            <text:p>X201, X1301</text:p>
          </table:table-cell>
          <table:table-cell office:value-type="string">
            <text:p>12MHz</text:p>
          </table:table-cell>
          <table:table-cell office:value-type="float" office:value="2">
            <text:p>2</text:p>
          </table:table-cell>
          <table:table-cell office:value-type="string">
            <text:p>CRYSTAL 12MHZ 12PF SMD</text:p>
          </table:table-cell>
          <table:table-cell office:value-type="string">
            <text:p>SER3683CT-ND</text:p>
          </table:table-cell>
          <table:table-cell office:value-type="string">
            <text:p>EPSON</text:p>
          </table:table-cell>
          <table:table-cell office:value-type="string">
            <text:p>FA238V-XTAL</text:p>
          </table:table-cell>
          <table:table-cell office:value-type="string">
            <text:p>../datasheets/passive/crystal/FA238_238V_TSX_3225.pdf</text:p>
          </table:table-cell>
          <table:table-cell office:value-type="string">
            <text:p>http://search.digikey.com/scripts/DkSearch/dksus.dll?Detail&amp;name=SER3683CT-ND</text:p>
          </table:table-cell>
        </table:table-row>
        <table:table-row table:style-name="ro1">
          <table:table-cell office:value-type="string">
            <text:p>X202</text:p>
          </table:table-cell>
          <table:table-cell office:value-type="string">
            <text:p>32.768KHZ</text:p>
          </table:table-cell>
          <table:table-cell office:value-type="float" office:value="1">
            <text:p>1</text:p>
          </table:table-cell>
          <table:table-cell office:value-type="string">
            <text:p>CRYSTAL 32.768KHZ 12.5PF</text:p>
          </table:table-cell>
          <table:table-cell office:value-type="string">
            <text:p>535-9166-1-ND</text:p>
          </table:table-cell>
          <table:table-cell office:value-type="string">
            <text:p>Abracon Corporation</text:p>
          </table:table-cell>
          <table:table-cell office:value-type="string">
            <text:p>4SOJ</text:p>
          </table:table-cell>
          <table:table-cell office:value-type="string">
            <text:p><text:s/></text:p>
          </table:table-cell>
          <table:table-cell office:value-type="string">
            <text:p>http://search.digikey.com/scripts/DkSearch/dksus.dll?Detail&amp;name=535-9166-1-N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lementos sin Part Number</text:p>
          </table:table-cell>
          <table:table-cell table:number-columns-repeated="8"/>
        </table:table-row>
        <table:table-row table:style-name="ro1">
          <table:table-cell office:value-type="string">
            <text:p>F1, F2, F3, F4, F5, F6</text:p>
          </table:table-cell>
          <table:table-cell office:value-type="string">
            <text:p>FIDUCIAL</text:p>
          </table:table-cell>
          <table:table-cell office:value-type="float" office:value="6">
            <text:p>6</text:p>
          </table:table-cell>
          <table:table-cell office:value-type="string">
            <text:p>FIDUCIAL</text:p>
          </table:table-cell>
          <table:table-cell table:number-columns-repeated="2" office:value-type="string">
            <text:p><text:s/></text:p>
          </table:table-cell>
          <table:table-cell office:value-type="string">
            <text:p>Fiducial_1mm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G101</text:p>
          </table:table-cell>
          <table:table-cell office:value-type="string">
            <text:p>OSHWA</text:p>
          </table:table-cell>
          <table:table-cell office:value-type="float" office:value="1">
            <text:p>1</text:p>
          </table:table-cell>
          <table:table-cell office:value-type="string">
            <text:p>LOGO DE OPEN SOURCE HARDWARE</text:p>
          </table:table-cell>
          <table:table-cell table:number-columns-repeated="2" office:value-type="string">
            <text:p><text:s/></text:p>
          </table:table-cell>
          <table:table-cell office:value-type="string">
            <text:p>OSHWA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G102</text:p>
          </table:table-cell>
          <table:table-cell office:value-type="string">
            <text:p>LOGO_CIAA</text:p>
          </table:table-cell>
          <table:table-cell office:value-type="float" office:value="1">
            <text:p>1</text:p>
          </table:table-cell>
          <table:table-cell office:value-type="string">
            <text:p>LOGO CIAA</text:p>
          </table:table-cell>
          <table:table-cell table:number-columns-repeated="2" office:value-type="string">
            <text:p><text:s/></text:p>
          </table:table-cell>
          <table:table-cell office:value-type="string">
            <text:p>LOGO-CIAA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H1, H2, H3, H4</text:p>
          </table:table-cell>
          <table:table-cell office:value-type="string">
            <text:p>PCB_HOLE</text:p>
          </table:table-cell>
          <table:table-cell office:value-type="float" office:value="4">
            <text:p>4</text:p>
          </table:table-cell>
          <table:table-cell office:value-type="string">
            <text:p>PCB HOLE</text:p>
          </table:table-cell>
          <table:table-cell table:number-columns-repeated="2" office:value-type="string">
            <text:p><text:s/></text:p>
          </table:table-cell>
          <table:table-cell office:value-type="string">
            <text:p>PCB_HOLE</text:p>
          </table:table-cell>
          <table:table-cell office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13:18:43</dc:date>
    <dc:creator>David Misael</dc:creator>
    <meta:document-statistic meta:table-count="1" meta:cell-count="1116" meta:object-count="0"/>
    <meta:generator>LibreOffice/3.5$Linux_x86 LibreOffice_project/350m1$Build-2</meta:generator>
  </office:meta>
</office:document-meta>
</file>